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Courier New" svg:font-family="'Courier New', Courier, mono, sans-serif"/>
    <style:font-face style:name="Lohit Devanagari1" svg:font-family="'Lohit Devanagari'"/>
    <style:font-face style:name="Roboto Mono" svg:font-family="'Roboto Mono', Monaco, courier, monospace"/>
    <style:font-face style:name="source-code-pro" svg:font-family="source-code-pro, Menlo, Monaco, Consolas, 'Courier New', monospace"/>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0694" officeooo:paragraph-rsid="00160694"/>
    </style:style>
    <style:style style:name="P2" style:family="paragraph" style:parent-style-name="Standard">
      <style:text-properties officeooo:rsid="00160694" officeooo:paragraph-rsid="001883d7"/>
    </style:style>
    <style:style style:name="P3" style:family="paragraph" style:parent-style-name="Standard">
      <style:text-properties officeooo:rsid="0016f832" officeooo:paragraph-rsid="0016f832"/>
    </style:style>
    <style:style style:name="P4" style:family="paragraph" style:parent-style-name="Standard">
      <style:text-properties fo:font-weight="bold" officeooo:rsid="00160694" officeooo:paragraph-rsid="001883d7" style:font-weight-asian="bold" style:font-weight-complex="bold"/>
    </style:style>
    <style:style style:name="P5" style:family="paragraph" style:parent-style-name="Standard">
      <style:text-properties officeooo:rsid="001883d7" officeooo:paragraph-rsid="001883d7"/>
    </style:style>
    <style:style style:name="P6" style:family="paragraph" style:parent-style-name="Standard">
      <style:text-properties fo:color="#000000" officeooo:rsid="001883d7" officeooo:paragraph-rsid="001883d7"/>
    </style:style>
    <style:style style:name="P7" style:family="paragraph" style:parent-style-name="Standard">
      <style:text-properties fo:color="#000000" officeooo:rsid="001bce64" officeooo:paragraph-rsid="001bce64"/>
    </style:style>
    <style:style style:name="P8" style:family="paragraph" style:parent-style-name="Standard">
      <style:text-properties fo:color="#000000" officeooo:rsid="001c0b9a" officeooo:paragraph-rsid="001c0b9a"/>
    </style:style>
    <style:style style:name="P9" style:family="paragraph" style:parent-style-name="Standard">
      <style:text-properties fo:color="#000000" officeooo:rsid="001f1262" officeooo:paragraph-rsid="001f1262"/>
    </style:style>
    <style:style style:name="P10" style:family="paragraph" style:parent-style-name="Standard">
      <style:text-properties fo:color="#000000" officeooo:rsid="0020ae3b" officeooo:paragraph-rsid="0020ae3b"/>
    </style:style>
    <style:style style:name="P11" style:family="paragraph" style:parent-style-name="Standard">
      <style:text-properties fo:color="#000000" officeooo:rsid="00218a32" officeooo:paragraph-rsid="00218a32"/>
    </style:style>
    <style:style style:name="P12" style:family="paragraph" style:parent-style-name="Standard">
      <style:text-properties fo:color="#000000" officeooo:rsid="00218a32" officeooo:paragraph-rsid="00290440"/>
    </style:style>
    <style:style style:name="P13" style:family="paragraph" style:parent-style-name="Standard">
      <style:text-properties fo:color="#000000" officeooo:rsid="00290440" officeooo:paragraph-rsid="00290440"/>
    </style:style>
    <style:style style:name="P14" style:family="paragraph" style:parent-style-name="Standard">
      <style:text-properties fo:color="#000000" officeooo:rsid="002a3a75" officeooo:paragraph-rsid="002a3a75"/>
    </style:style>
    <style:style style:name="P15" style:family="paragraph" style:parent-style-name="Standard">
      <style:text-properties fo:color="#000000" officeooo:rsid="002b6980" officeooo:paragraph-rsid="002b6980"/>
    </style:style>
    <style:style style:name="P16" style:family="paragraph" style:parent-style-name="Standard">
      <style:text-properties fo:color="#000000" officeooo:rsid="002bab6f" officeooo:paragraph-rsid="002bab6f"/>
    </style:style>
    <style:style style:name="P17" style:family="paragraph" style:parent-style-name="Standard">
      <style:text-properties fo:color="#000000" officeooo:rsid="002d705c" officeooo:paragraph-rsid="002d705c"/>
    </style:style>
    <style:style style:name="P18" style:family="paragraph" style:parent-style-name="Standard">
      <style:text-properties fo:color="#000000" officeooo:rsid="002e4310" officeooo:paragraph-rsid="002e4310"/>
    </style:style>
    <style:style style:name="P19" style:family="paragraph" style:parent-style-name="Standard">
      <style:text-properties fo:color="#000000" officeooo:rsid="002f57d2" officeooo:paragraph-rsid="002f57d2"/>
    </style:style>
    <style:style style:name="P20" style:family="paragraph" style:parent-style-name="Standard">
      <style:text-properties fo:color="#000000" officeooo:rsid="0030844f" officeooo:paragraph-rsid="0030844f"/>
    </style:style>
    <style:style style:name="P21" style:family="paragraph" style:parent-style-name="Standard">
      <style:text-properties fo:color="#000000" officeooo:rsid="00319d95" officeooo:paragraph-rsid="00319d95"/>
    </style:style>
    <style:style style:name="P22" style:family="paragraph" style:parent-style-name="Standard">
      <style:text-properties fo:color="#000000" officeooo:rsid="0031e264" officeooo:paragraph-rsid="0031e264"/>
    </style:style>
    <style:style style:name="P23" style:family="paragraph" style:parent-style-name="Standard">
      <style:text-properties fo:color="#000000" officeooo:rsid="00329e22" officeooo:paragraph-rsid="00329e22"/>
    </style:style>
    <style:style style:name="P24" style:family="paragraph" style:parent-style-name="Standard">
      <style:text-properties fo:color="#000000" officeooo:rsid="00341b7d" officeooo:paragraph-rsid="00341b7d"/>
    </style:style>
    <style:style style:name="P25" style:family="paragraph" style:parent-style-name="Standard">
      <style:text-properties fo:color="#000000" officeooo:rsid="00341b7d" officeooo:paragraph-rsid="00358e40"/>
    </style:style>
    <style:style style:name="P26" style:family="paragraph" style:parent-style-name="Standard">
      <style:text-properties fo:color="#000000" officeooo:rsid="00358e40" officeooo:paragraph-rsid="00358e40"/>
    </style:style>
    <style:style style:name="P27" style:family="paragraph" style:parent-style-name="Standard">
      <style:text-properties fo:color="#000000" officeooo:rsid="0036667d" officeooo:paragraph-rsid="0036667d"/>
    </style:style>
    <style:style style:name="P28" style:family="paragraph" style:parent-style-name="Standard">
      <style:text-properties fo:color="#000000" officeooo:rsid="00378e1c" officeooo:paragraph-rsid="00378e1c"/>
    </style:style>
    <style:style style:name="P29" style:family="paragraph" style:parent-style-name="Standard">
      <style:text-properties fo:color="#000000" officeooo:rsid="003811ed" officeooo:paragraph-rsid="003811ed"/>
    </style:style>
    <style:style style:name="P30" style:family="paragraph" style:parent-style-name="Standard">
      <style:text-properties fo:color="#000000" officeooo:rsid="0039d19d" officeooo:paragraph-rsid="0039d19d"/>
    </style:style>
    <style:style style:name="P31" style:family="paragraph" style:parent-style-name="Standard">
      <style:text-properties fo:color="#000000" officeooo:rsid="003b9b1f" officeooo:paragraph-rsid="003b9b1f"/>
    </style:style>
    <style:style style:name="P32" style:family="paragraph" style:parent-style-name="Standard">
      <style:text-properties fo:color="#000000" officeooo:rsid="003d731c" officeooo:paragraph-rsid="003d731c"/>
    </style:style>
    <style:style style:name="P33" style:family="paragraph" style:parent-style-name="Standard">
      <style:text-properties fo:color="#000000" fo:font-weight="bold" officeooo:rsid="003b9b1f" officeooo:paragraph-rsid="003b9b1f" style:font-weight-asian="bold" style:font-weight-complex="bold"/>
    </style:style>
    <style:style style:name="P34" style:family="paragraph" style:parent-style-name="Standard">
      <style:text-properties fo:color="#000000" fo:font-weight="bold" officeooo:rsid="003da969" officeooo:paragraph-rsid="003da969" style:font-weight-asian="bold" style:font-weight-complex="bold"/>
    </style:style>
    <style:style style:name="P35" style:family="paragraph" style:parent-style-name="Standard">
      <style:text-properties fo:color="#000000" fo:font-weight="bold" officeooo:rsid="0043d450" officeooo:paragraph-rsid="0043d450" style:font-weight-asian="bold" style:font-weight-complex="bold"/>
    </style:style>
    <style:style style:name="P36" style:family="paragraph" style:parent-style-name="Standard">
      <style:text-properties fo:color="#000000" officeooo:rsid="003da969" officeooo:paragraph-rsid="003da969"/>
    </style:style>
    <style:style style:name="P37" style:family="paragraph" style:parent-style-name="Standard">
      <style:text-properties fo:color="#000000" officeooo:rsid="004074f4" officeooo:paragraph-rsid="004074f4"/>
    </style:style>
    <style:style style:name="P38" style:family="paragraph" style:parent-style-name="Standard">
      <style:text-properties fo:color="#000000" officeooo:rsid="00412b59" officeooo:paragraph-rsid="00412b59"/>
    </style:style>
    <style:style style:name="P39" style:family="paragraph" style:parent-style-name="Standard">
      <style:text-properties fo:color="#000000" officeooo:rsid="00421621" officeooo:paragraph-rsid="00421621"/>
    </style:style>
    <style:style style:name="P40" style:family="paragraph" style:parent-style-name="Standard">
      <style:text-properties fo:color="#000000" officeooo:rsid="00433603" officeooo:paragraph-rsid="00433603"/>
    </style:style>
    <style:style style:name="P41" style:family="paragraph" style:parent-style-name="Standard">
      <style:text-properties fo:color="#000000" officeooo:rsid="0043d450" officeooo:paragraph-rsid="0043d450"/>
    </style:style>
    <style:style style:name="P42" style:family="paragraph" style:parent-style-name="Standard">
      <style:text-properties officeooo:rsid="0027f807" officeooo:paragraph-rsid="0027f807"/>
    </style:style>
    <style:style style:name="P43" style:family="paragraph" style:parent-style-name="Standard">
      <style:text-properties fo:font-variant="normal" fo:text-transform="none" fo:color="#000000" style:font-name="Roboto Mono" fo:font-size="9pt" fo:letter-spacing="normal" fo:font-style="normal" fo:font-weight="normal" officeooo:rsid="0043d450" officeooo:paragraph-rsid="0043d450"/>
    </style:style>
    <style:style style:name="P44" style:family="paragraph" style:parent-style-name="Standard">
      <style:text-properties fo:font-variant="normal" fo:text-transform="none" fo:color="#000000" style:font-name="Roboto Mono" fo:font-size="9pt" fo:letter-spacing="normal" fo:font-style="normal" fo:font-weight="normal" officeooo:rsid="004511e5" officeooo:paragraph-rsid="004511e5"/>
    </style:style>
    <style:style style:name="P45" style:family="paragraph" style:parent-style-name="Standard">
      <style:text-properties fo:font-variant="normal" fo:text-transform="none" fo:color="#000000" style:font-name="Roboto Mono" fo:font-size="9pt" fo:letter-spacing="normal" fo:font-style="normal" fo:font-weight="normal" officeooo:rsid="00467610" officeooo:paragraph-rsid="00467610"/>
    </style:style>
    <style:style style:name="P46" style:family="paragraph" style:parent-style-name="Standard">
      <style:text-properties fo:font-variant="normal" fo:text-transform="none" fo:color="#000000" style:font-name="Roboto Mono" fo:font-size="9pt" fo:letter-spacing="normal" fo:font-style="normal" fo:font-weight="normal" officeooo:rsid="0047a616" officeooo:paragraph-rsid="0047a616"/>
    </style:style>
    <style:style style:name="P47" style:family="paragraph" style:parent-style-name="Standard">
      <style:text-properties fo:font-variant="normal" fo:text-transform="none" fo:color="#000000" style:font-name="Roboto Mono" fo:font-size="9pt" fo:letter-spacing="normal" fo:font-style="normal" fo:font-weight="normal" officeooo:rsid="00480e3a" officeooo:paragraph-rsid="00480e3a"/>
    </style:style>
    <style:style style:name="P48" style:family="paragraph" style:parent-style-name="Standard">
      <style:text-properties fo:font-variant="normal" fo:text-transform="none" fo:color="#000000" style:font-name="Roboto Mono" fo:font-size="9pt" fo:letter-spacing="normal" fo:font-style="normal" fo:font-weight="normal" officeooo:rsid="00497fda" officeooo:paragraph-rsid="00497fda"/>
    </style:style>
    <style:style style:name="P49" style:family="paragraph" style:parent-style-name="Standard">
      <style:text-properties fo:font-variant="normal" fo:text-transform="none" fo:color="#000000" style:font-name="Roboto Mono" fo:font-size="9pt" fo:letter-spacing="normal" fo:font-style="normal" fo:font-weight="normal" officeooo:rsid="004b219c" officeooo:paragraph-rsid="004b219c"/>
    </style:style>
    <style:style style:name="P50" style:family="paragraph" style:parent-style-name="Standard">
      <style:text-properties fo:font-variant="normal" fo:text-transform="none" fo:color="#000000" style:font-name="Roboto Mono" fo:font-size="9pt" fo:letter-spacing="normal" fo:font-style="normal" fo:font-weight="normal" officeooo:rsid="004c4b33" officeooo:paragraph-rsid="004c4b33"/>
    </style:style>
    <style:style style:name="P51" style:family="paragraph" style:parent-style-name="Standard">
      <style:text-properties fo:font-variant="normal" fo:text-transform="none" fo:color="#000000" style:font-name="Roboto Mono" fo:font-size="9pt" fo:letter-spacing="normal" fo:font-style="normal" fo:font-weight="normal" officeooo:rsid="004df712" officeooo:paragraph-rsid="004df712"/>
    </style:style>
    <style:style style:name="P52" style:family="paragraph" style:parent-style-name="Standard">
      <style:text-properties fo:font-variant="normal" fo:text-transform="none" fo:color="#000000" style:font-name="Roboto Mono" fo:font-size="9pt" fo:letter-spacing="normal" fo:font-style="normal" fo:font-weight="normal" officeooo:rsid="004df712" officeooo:paragraph-rsid="004fff8e"/>
    </style:style>
    <style:style style:name="P53" style:family="paragraph" style:parent-style-name="Standard">
      <style:text-properties fo:font-variant="normal" fo:text-transform="none" fo:color="#000000" style:font-name="Roboto Mono" fo:font-size="9pt" fo:letter-spacing="normal" fo:font-style="normal" fo:font-weight="normal" officeooo:rsid="004fff8e" officeooo:paragraph-rsid="004fff8e"/>
    </style:style>
    <style:style style:name="P54" style:family="paragraph" style:parent-style-name="Standard">
      <style:text-properties fo:font-variant="normal" fo:text-transform="none" fo:color="#000000" style:font-name="Roboto Mono" fo:font-size="9pt" fo:letter-spacing="normal" fo:font-style="normal" fo:font-weight="normal" officeooo:rsid="0050a665" officeooo:paragraph-rsid="0050a665"/>
    </style:style>
    <style:style style:name="P55" style:family="paragraph" style:parent-style-name="Standard">
      <style:text-properties fo:font-variant="normal" fo:text-transform="none" fo:color="#000000" style:font-name="Roboto Mono" fo:font-size="9pt" fo:letter-spacing="normal" fo:font-style="normal" fo:font-weight="normal" officeooo:rsid="00522ce7" officeooo:paragraph-rsid="00522ce7"/>
    </style:style>
    <style:style style:name="P56" style:family="paragraph" style:parent-style-name="Standard">
      <style:text-properties fo:font-variant="normal" fo:text-transform="none" fo:color="#000000" style:font-name="Roboto Mono" fo:font-size="9pt" fo:letter-spacing="normal" fo:font-style="normal" fo:font-weight="normal" officeooo:rsid="0053bb0a" officeooo:paragraph-rsid="0053bb0a"/>
    </style:style>
    <style:style style:name="P57" style:family="paragraph" style:parent-style-name="Standard">
      <style:text-properties fo:font-variant="normal" fo:text-transform="none" fo:color="#000000" style:font-name="Roboto Mono" fo:font-size="9pt" fo:letter-spacing="normal" fo:font-style="normal" fo:font-weight="bold" officeooo:rsid="00497fda" officeooo:paragraph-rsid="00497fda" style:font-weight-asian="bold" style:font-weight-complex="bold"/>
    </style:style>
    <style:style style:name="P58" style:family="paragraph" style:parent-style-name="Standard">
      <style:text-properties fo:font-variant="normal" fo:text-transform="none" fo:color="#000000" style:font-name="Courier New" fo:font-size="9pt" fo:letter-spacing="normal" fo:font-style="normal" fo:font-weight="normal" officeooo:rsid="0053bb0a" officeooo:paragraph-rsid="0053bb0a"/>
    </style:style>
    <style:style style:name="P59" style:family="paragraph" style:parent-style-name="Standard">
      <style:text-properties fo:font-variant="normal" fo:text-transform="none" fo:color="#000000" style:font-name="Courier New" fo:font-size="9pt" fo:letter-spacing="normal" fo:font-style="normal" fo:font-weight="normal" officeooo:rsid="00547e4a" officeooo:paragraph-rsid="00547e4a"/>
    </style:style>
    <style:style style:name="P60" style:family="paragraph" style:parent-style-name="Standard">
      <style:text-properties fo:font-variant="normal" fo:text-transform="none" fo:color="#000000" style:font-name="Courier New" fo:font-size="9pt" fo:letter-spacing="normal" fo:font-style="normal" fo:font-weight="normal" officeooo:rsid="0054d544" officeooo:paragraph-rsid="0054d544"/>
    </style:style>
    <style:style style:name="P61" style:family="paragraph" style:parent-style-name="Standard">
      <style:text-properties fo:font-variant="normal" fo:text-transform="none" fo:color="#000000" style:font-name="Courier New" fo:font-size="9pt" fo:letter-spacing="normal" fo:font-style="normal" fo:font-weight="normal" officeooo:rsid="00561145" officeooo:paragraph-rsid="00561145"/>
    </style:style>
    <style:style style:name="P62" style:family="paragraph" style:parent-style-name="Standard">
      <style:text-properties fo:font-variant="normal" fo:text-transform="none" fo:color="#000000" style:font-name="Courier New" fo:font-size="9pt" fo:letter-spacing="normal" fo:font-style="normal" fo:font-weight="normal" officeooo:rsid="00572868" officeooo:paragraph-rsid="00572868"/>
    </style:style>
    <style:style style:name="P63" style:family="paragraph" style:parent-style-name="Standard">
      <style:paragraph-properties fo:break-before="page"/>
      <style:text-properties fo:font-variant="normal" fo:text-transform="none" fo:color="#000000" style:font-name="Roboto Mono" fo:font-size="9pt" fo:letter-spacing="normal" fo:font-style="normal" fo:font-weight="normal" officeooo:rsid="004df712" officeooo:paragraph-rsid="004df712"/>
    </style:style>
    <style:style style:name="P64" style:family="paragraph" style:parent-style-name="Preformatted_20_Text">
      <style:text-properties fo:font-variant="normal" fo:text-transform="none" fo:color="#000000" style:font-name="Roboto Mono" fo:font-size="9pt" fo:letter-spacing="normal" fo:font-style="normal" fo:font-weight="normal" officeooo:rsid="004df712" officeooo:paragraph-rsid="004df712"/>
    </style:style>
    <style:style style:name="P65" style:family="paragraph" style:parent-style-name="Preformatted_20_Text">
      <style:text-properties fo:font-variant="normal" fo:text-transform="none" fo:color="#000000" style:font-name="Roboto Mono" fo:font-size="9pt" fo:letter-spacing="normal" fo:font-style="normal" fo:font-weight="normal" officeooo:rsid="004fff8e" officeooo:paragraph-rsid="004fff8e"/>
    </style:style>
    <style:style style:name="P66" style:family="paragraph" style:parent-style-name="Standard">
      <style:text-properties fo:font-variant="normal" fo:text-transform="none" fo:color="#2973b7" style:font-name="Roboto Mono" fo:font-size="9pt" fo:letter-spacing="normal" fo:font-style="normal" fo:font-weight="normal" officeooo:rsid="001883d7" officeooo:paragraph-rsid="001883d7"/>
    </style:style>
    <style:style style:name="P67" style:family="paragraph" style:parent-style-name="Standard">
      <style:text-properties fo:font-variant="normal" fo:text-transform="none" fo:color="#2973b7" style:font-name="Roboto Mono" fo:font-size="9pt" fo:letter-spacing="normal" fo:font-style="normal" fo:font-weight="normal" officeooo:rsid="001bce64" officeooo:paragraph-rsid="001bce64"/>
    </style:style>
    <style:style style:name="P68" style:family="paragraph" style:parent-style-name="Standard">
      <style:text-properties fo:font-variant="normal" fo:text-transform="none" fo:color="#2973b7" style:font-name="Roboto Mono" fo:font-size="9pt" fo:letter-spacing="normal" fo:font-style="normal" fo:font-weight="normal" officeooo:rsid="00286524" officeooo:paragraph-rsid="00286524"/>
    </style:style>
    <style:style style:name="P69" style:family="paragraph" style:parent-style-name="Standard">
      <style:text-properties fo:font-variant="normal" fo:text-transform="none" fo:color="#2973b7" style:font-name="Roboto Mono" fo:font-size="9pt" fo:letter-spacing="normal" fo:font-style="normal" fo:font-weight="normal" officeooo:rsid="00329e22" officeooo:paragraph-rsid="00329e22"/>
    </style:style>
    <style:style style:name="P70" style:family="paragraph" style:parent-style-name="Standard">
      <style:text-properties fo:font-variant="normal" fo:text-transform="none" fo:color="#2973b7" style:font-name="Roboto Mono" fo:font-size="9pt" fo:letter-spacing="normal" fo:font-style="normal" fo:font-weight="normal" officeooo:rsid="00341b7d" officeooo:paragraph-rsid="00341b7d"/>
    </style:style>
    <style:style style:name="P71" style:family="paragraph" style:parent-style-name="Standard">
      <style:text-properties fo:font-variant="normal" fo:text-transform="none" fo:color="#2973b7" style:font-name="Roboto Mono" fo:font-size="9pt" fo:letter-spacing="normal" fo:font-style="normal" fo:font-weight="normal" officeooo:rsid="00378e1c" officeooo:paragraph-rsid="00378e1c"/>
    </style:style>
    <style:style style:name="P72" style:family="paragraph" style:parent-style-name="Standard">
      <style:text-properties fo:font-variant="normal" fo:text-transform="none" fo:color="#000000" style:font-name="Roboto Mono" fo:font-size="9pt" fo:letter-spacing="normal" fo:font-style="normal" fo:font-weight="normal" officeooo:rsid="001883d7" officeooo:paragraph-rsid="001883d7"/>
    </style:style>
    <style:style style:name="P73" style:family="paragraph" style:parent-style-name="Standard">
      <style:text-properties fo:font-variant="normal" fo:text-transform="none" fo:color="#000000" style:font-name="Roboto Mono" fo:font-size="9pt" fo:letter-spacing="normal" fo:font-style="normal" fo:font-weight="normal" officeooo:rsid="0020ae3b" officeooo:paragraph-rsid="0023df03"/>
    </style:style>
    <style:style style:name="P74" style:family="paragraph" style:parent-style-name="Standard">
      <style:text-properties fo:font-variant="normal" fo:text-transform="none" fo:color="#000000" style:font-name="Roboto Mono" fo:font-size="9pt" fo:letter-spacing="normal" fo:font-style="normal" fo:font-weight="normal" officeooo:rsid="002f57d2" officeooo:paragraph-rsid="002f57d2"/>
    </style:style>
    <style:style style:name="P75" style:family="paragraph" style:parent-style-name="Standard">
      <style:text-properties fo:font-variant="normal" fo:text-transform="none" fo:color="#000000" style:font-name="Roboto Mono" fo:font-size="9pt" fo:letter-spacing="normal" fo:font-style="normal" fo:font-weight="normal" officeooo:rsid="00290440" officeooo:paragraph-rsid="00290440"/>
    </style:style>
    <style:style style:name="P76" style:family="paragraph" style:parent-style-name="Standard">
      <style:text-properties fo:font-variant="normal" fo:text-transform="none" fo:color="#000000" style:font-name="Roboto Mono" fo:font-size="9pt" fo:letter-spacing="normal" fo:font-style="normal" fo:font-weight="normal" officeooo:rsid="0023df03" officeooo:paragraph-rsid="0023df03"/>
    </style:style>
    <style:style style:name="P77" style:family="paragraph" style:parent-style-name="Standard">
      <style:text-properties fo:font-variant="normal" fo:text-transform="none" fo:color="#000000" style:font-name="Roboto Mono" fo:font-size="9pt" fo:letter-spacing="normal" fo:font-style="normal" fo:font-weight="normal" officeooo:rsid="002566eb" officeooo:paragraph-rsid="002566eb"/>
    </style:style>
    <style:style style:name="P78" style:family="paragraph" style:parent-style-name="Standard">
      <style:text-properties fo:font-variant="normal" fo:text-transform="none" fo:color="#000000" style:font-name="Roboto Mono" fo:font-size="9pt" fo:letter-spacing="normal" fo:font-style="normal" fo:font-weight="normal" officeooo:rsid="0043d450" officeooo:paragraph-rsid="0043d450"/>
    </style:style>
    <style:style style:name="P79" style:family="paragraph" style:parent-style-name="Standard">
      <style:text-properties fo:font-variant="normal" fo:text-transform="none" fo:color="#000000" style:font-name="Courier New" fo:font-size="9pt" fo:letter-spacing="normal" fo:font-style="normal" fo:font-weight="normal" officeooo:rsid="00572868" officeooo:paragraph-rsid="00572868"/>
    </style:style>
    <style:style style:name="P80" style:family="paragraph" style:parent-style-name="Standard">
      <style:text-properties fo:font-variant="normal" fo:text-transform="none" fo:color="#000000" style:font-name="Courier New" fo:font-size="9pt" fo:letter-spacing="normal" fo:font-style="normal" fo:font-weight="normal" officeooo:rsid="00580fef" officeooo:paragraph-rsid="00580fef"/>
    </style:style>
    <style:style style:name="P81" style:family="paragraph" style:parent-style-name="Standard">
      <style:text-properties fo:font-variant="normal" fo:text-transform="none" fo:color="#000000" style:font-name="Courier New" fo:font-size="9pt" fo:letter-spacing="normal" fo:font-style="normal" fo:font-weight="normal" officeooo:rsid="0059b484" officeooo:paragraph-rsid="0059b484"/>
    </style:style>
    <style:style style:name="P82" style:family="paragraph" style:parent-style-name="Standard">
      <style:text-properties fo:font-variant="normal" fo:text-transform="none" fo:color="#000000" style:font-name="Courier New" fo:font-size="9pt" fo:letter-spacing="normal" fo:font-style="normal" fo:font-weight="normal" officeooo:rsid="0059b484" officeooo:paragraph-rsid="0059f0e5"/>
    </style:style>
    <style:style style:name="P83" style:family="paragraph" style:parent-style-name="Standard">
      <style:text-properties fo:font-variant="normal" fo:text-transform="none" fo:color="#000000" style:font-name="Courier New" fo:font-size="9pt" fo:letter-spacing="normal" fo:font-style="normal" fo:font-weight="normal" officeooo:rsid="005c022e" officeooo:paragraph-rsid="005c022e"/>
    </style:style>
    <style:style style:name="P84" style:family="paragraph" style:parent-style-name="Standard">
      <style:text-properties fo:font-variant="normal" fo:text-transform="none" fo:color="#000000" style:font-name="Courier New" fo:font-size="9pt" fo:letter-spacing="normal" fo:font-style="normal" fo:font-weight="normal" officeooo:rsid="005dcc04" officeooo:paragraph-rsid="005dcc04"/>
    </style:style>
    <style:style style:name="P85" style:family="paragraph" style:parent-style-name="Standard">
      <style:text-properties fo:font-variant="normal" fo:text-transform="none" fo:color="#000000" style:font-name="Courier New" fo:font-size="9pt" fo:letter-spacing="normal" fo:font-style="normal" fo:font-weight="normal" officeooo:rsid="0064a3f0" officeooo:paragraph-rsid="0064a3f0"/>
    </style:style>
    <style:style style:name="P86" style:family="paragraph" style:parent-style-name="Standard">
      <style:text-properties fo:font-variant="normal" fo:text-transform="none" fo:color="#000000" style:font-name="Courier New" fo:font-size="9pt" fo:letter-spacing="normal" fo:font-style="normal" fo:font-weight="normal" officeooo:rsid="0064a3f0" officeooo:paragraph-rsid="0064a3f0" style:font-weight-asian="normal" style:font-weight-complex="normal"/>
    </style:style>
    <style:style style:name="P87" style:family="paragraph" style:parent-style-name="Standard">
      <style:text-properties fo:font-variant="normal" fo:text-transform="none" fo:color="#000000" style:font-name="Courier New" fo:font-size="9pt" fo:letter-spacing="normal" fo:font-style="normal" fo:font-weight="normal" officeooo:rsid="0066a015" officeooo:paragraph-rsid="0066a015" style:font-weight-asian="normal" style:font-weight-complex="normal"/>
    </style:style>
    <style:style style:name="P88" style:family="paragraph" style:parent-style-name="Standard">
      <style:text-properties fo:font-variant="normal" fo:text-transform="none" fo:color="#000000" style:font-name="Courier New" fo:font-size="9pt" fo:letter-spacing="normal" fo:font-style="normal" fo:font-weight="normal" officeooo:rsid="00672b48" officeooo:paragraph-rsid="00672b48" style:font-weight-asian="normal" style:font-weight-complex="normal"/>
    </style:style>
    <style:style style:name="P89" style:family="paragraph" style:parent-style-name="Standard">
      <style:text-properties fo:font-variant="normal" fo:text-transform="none" fo:color="#000000" style:font-name="Courier New" fo:font-size="9pt" fo:letter-spacing="normal" fo:font-style="normal" fo:font-weight="normal" officeooo:rsid="00674b17" officeooo:paragraph-rsid="00674b17" style:font-weight-asian="normal" style:font-weight-complex="normal"/>
    </style:style>
    <style:style style:name="P90" style:family="paragraph" style:parent-style-name="Standard">
      <style:text-properties fo:font-variant="normal" fo:text-transform="none" fo:color="#000000" style:font-name="Courier New" fo:font-size="9pt" fo:letter-spacing="normal" fo:font-style="normal" fo:font-weight="normal" officeooo:rsid="0068319c" officeooo:paragraph-rsid="0068319c" style:font-weight-asian="normal" style:font-weight-complex="normal"/>
    </style:style>
    <style:style style:name="P91" style:family="paragraph" style:parent-style-name="Standard">
      <style:text-properties fo:font-variant="normal" fo:text-transform="none" fo:color="#000000" style:font-name="Courier New" fo:font-size="9pt" fo:letter-spacing="normal" fo:font-style="normal" fo:font-weight="normal" officeooo:rsid="00684c07" officeooo:paragraph-rsid="00684c07" style:font-weight-asian="normal" style:font-weight-complex="normal"/>
    </style:style>
    <style:style style:name="P92" style:family="paragraph" style:parent-style-name="Standard">
      <style:text-properties fo:font-variant="normal" fo:text-transform="none" fo:color="#000000" style:font-name="Courier New" fo:font-size="9pt" fo:letter-spacing="normal" fo:font-style="normal" fo:font-weight="bold" officeooo:rsid="0059b484" officeooo:paragraph-rsid="0059b484" style:font-weight-asian="bold" style:font-weight-complex="bold"/>
    </style:style>
    <style:style style:name="P93" style:family="paragraph" style:parent-style-name="Standard">
      <style:text-properties fo:font-variant="normal" fo:text-transform="none" fo:color="#000000" style:font-name="Courier New" fo:font-size="9pt" fo:letter-spacing="normal" fo:font-style="normal" fo:font-weight="bold" officeooo:rsid="0064a3f0" officeooo:paragraph-rsid="0064a3f0" style:font-weight-asian="bold" style:font-weight-complex="bold"/>
    </style:style>
    <style:style style:name="P94" style:family="paragraph" style:parent-style-name="Standard">
      <style:text-properties fo:font-variant="normal" fo:text-transform="none" fo:color="#525252" style:font-name="Roboto Mono" fo:font-size="9pt" fo:letter-spacing="normal" fo:font-style="normal" fo:font-weight="normal" officeooo:rsid="001883d7" officeooo:paragraph-rsid="001883d7"/>
    </style:style>
    <style:style style:name="P95" style:family="paragraph" style:parent-style-name="Standard">
      <style:text-properties fo:font-variant="normal" fo:text-transform="none" fo:color="#525252" style:font-name="Roboto Mono" fo:font-size="9pt" fo:letter-spacing="normal" fo:font-style="normal" fo:font-weight="normal" officeooo:rsid="001a011b" officeooo:paragraph-rsid="001a011b"/>
    </style:style>
    <style:style style:name="P96" style:family="paragraph" style:parent-style-name="Standard">
      <style:text-properties fo:font-variant="normal" fo:text-transform="none" fo:color="#525252" style:font-name="Roboto Mono" fo:font-size="9pt" fo:letter-spacing="normal" fo:font-style="normal" fo:font-weight="normal" officeooo:rsid="001a6491" officeooo:paragraph-rsid="001a6491"/>
    </style:style>
    <style:style style:name="P97" style:family="paragraph" style:parent-style-name="Standard">
      <style:text-properties fo:font-variant="normal" fo:text-transform="none" fo:color="#525252" style:font-name="Roboto Mono" fo:font-size="9pt" fo:letter-spacing="normal" fo:font-style="normal" fo:font-weight="normal" officeooo:rsid="001bce64" officeooo:paragraph-rsid="001bce64"/>
    </style:style>
    <style:style style:name="P98" style:family="paragraph" style:parent-style-name="Standard">
      <style:text-properties fo:font-variant="normal" fo:text-transform="none" fo:color="#525252" style:font-name="Roboto Mono" fo:font-size="9pt" fo:letter-spacing="normal" fo:font-style="normal" fo:font-weight="normal" officeooo:rsid="00218a32" officeooo:paragraph-rsid="00290440"/>
    </style:style>
    <style:style style:name="P99" style:family="paragraph" style:parent-style-name="Standard">
      <style:text-properties fo:font-variant="normal" fo:text-transform="none" fo:color="#525252" style:font-name="Roboto Mono" fo:font-size="9pt" fo:letter-spacing="normal" fo:font-style="normal" fo:font-weight="normal" officeooo:rsid="00341b7d" officeooo:paragraph-rsid="00341b7d"/>
    </style:style>
    <style:style style:name="P100" style:family="paragraph" style:parent-style-name="Standard">
      <style:text-properties fo:font-variant="normal" fo:text-transform="none" fo:color="#525252" style:font-name="Roboto Mono" fo:font-size="9pt" fo:letter-spacing="normal" fo:font-style="normal" fo:font-weight="normal" officeooo:rsid="00358e40" officeooo:paragraph-rsid="00358e40"/>
    </style:style>
    <style:style style:name="P101" style:family="paragraph" style:parent-style-name="Standard">
      <style:text-properties fo:font-variant="normal" fo:text-transform="none" fo:color="#b3b3b3" style:font-name="Roboto Mono" fo:font-size="9pt" fo:letter-spacing="normal" fo:font-style="normal" fo:font-weight="normal" officeooo:rsid="00218a32" officeooo:paragraph-rsid="00218a32"/>
    </style:style>
    <style:style style:name="P102" style:family="paragraph" style:parent-style-name="Standard">
      <style:text-properties fo:font-variant="normal" fo:text-transform="none" fo:color="#6666ff" style:font-name="Courier New" fo:font-size="9pt" fo:letter-spacing="normal" fo:font-style="normal" fo:font-weight="normal" officeooo:rsid="0059f0e5" officeooo:paragraph-rsid="0059f0e5"/>
    </style:style>
    <style:style style:name="P103" style:family="paragraph" style:parent-style-name="Standard">
      <style:text-properties fo:font-variant="normal" fo:text-transform="none" fo:color="#6666ff" style:font-name="Courier New" fo:font-size="9pt" fo:letter-spacing="normal" fo:font-style="normal" fo:font-weight="normal" officeooo:rsid="005b737d" officeooo:paragraph-rsid="005b737d"/>
    </style:style>
    <style:style style:name="P104" style:family="paragraph" style:parent-style-name="Standard">
      <style:text-properties fo:font-variant="normal" fo:text-transform="none" fo:color="#6666ff" style:font-name="Courier New" fo:font-size="9pt" fo:letter-spacing="normal" fo:font-style="normal" fo:font-weight="normal" officeooo:rsid="005c022e" officeooo:paragraph-rsid="005c022e"/>
    </style:style>
    <style:style style:name="P105" style:family="paragraph" style:parent-style-name="Standard">
      <style:text-properties fo:font-variant="normal" fo:text-transform="none" fo:color="#6666ff" style:font-name="Courier New" fo:font-size="9pt" fo:letter-spacing="normal" fo:font-style="normal" fo:font-weight="normal" officeooo:rsid="0059b484" officeooo:paragraph-rsid="0059f0e5"/>
    </style:style>
    <style:style style:name="P106" style:family="paragraph" style:parent-style-name="Standard">
      <style:paragraph-properties fo:break-before="page"/>
      <style:text-properties fo:font-variant="normal" fo:text-transform="none" fo:color="#000000" style:font-name="Courier New" fo:font-size="9pt" fo:letter-spacing="normal" fo:font-style="normal" fo:font-weight="normal" officeooo:rsid="00580fef" officeooo:paragraph-rsid="00580fef"/>
    </style:style>
    <style:style style:name="T1" style:family="text">
      <style:text-properties fo:font-variant="normal" fo:text-transform="none" fo:color="#2973b7" style:font-name="Roboto Mono" fo:font-size="9pt" fo:letter-spacing="normal" fo:font-style="normal" fo:font-weight="normal"/>
    </style:style>
    <style:style style:name="T2" style:family="text">
      <style:text-properties fo:font-variant="normal" fo:text-transform="none" fo:color="#2973b7" style:font-name="Roboto Mono" fo:font-size="9pt" fo:letter-spacing="normal" fo:font-style="normal" fo:font-weight="normal" officeooo:rsid="001c0b9a"/>
    </style:style>
    <style:style style:name="T3" style:family="text">
      <style:text-properties fo:font-variant="normal" fo:text-transform="none" fo:color="#42b983" style:font-name="Roboto Mono" fo:font-size="9pt" fo:letter-spacing="normal" fo:font-style="normal" fo:font-weight="normal"/>
    </style:style>
    <style:style style:name="T4" style:family="text">
      <style:text-properties fo:font-variant="normal" fo:text-transform="none" fo:color="#525252" fo:letter-spacing="normal"/>
    </style:style>
    <style:style style:name="T5" style:family="text">
      <style:text-properties fo:font-variant="normal" fo:text-transform="none" fo:color="#525252" style:font-name="Roboto Mono" fo:font-size="9pt" fo:letter-spacing="normal" fo:font-style="normal" fo:font-weight="normal"/>
    </style:style>
    <style:style style:name="T6" style:family="text">
      <style:text-properties fo:font-variant="normal" fo:text-transform="none" fo:color="#e96900" style:font-name="Roboto Mono" fo:font-size="9pt" fo:letter-spacing="normal" fo:font-style="normal" fo:font-weight="normal"/>
    </style:style>
    <style:style style:name="T7" style:family="text">
      <style:text-properties fo:font-variant="normal" fo:text-transform="none" fo:color="#ae81ff" style:font-name="Roboto Mono" fo:font-size="9pt" fo:letter-spacing="normal" fo:font-style="normal" fo:font-weight="normal"/>
    </style:style>
    <style:style style:name="T8" style:family="text">
      <style:text-properties fo:font-variant="normal" fo:text-transform="none" fo:color="#b3b3b3" style:font-name="Roboto Mono" fo:font-size="9pt" fo:letter-spacing="normal" fo:font-style="normal" fo:font-weight="normal"/>
    </style:style>
    <style:style style:name="T9" style:family="text">
      <style:text-properties officeooo:rsid="001883d7"/>
    </style:style>
    <style:style style:name="T10" style:family="text">
      <style:text-properties officeooo:rsid="00230afe"/>
    </style:style>
    <style:style style:name="T11" style:family="text">
      <style:text-properties officeooo:rsid="0026d8d4"/>
    </style:style>
    <style:style style:name="T12" style:family="text">
      <style:text-properties style:font-name="Liberation Serif1"/>
    </style:style>
    <style:style style:name="T13" style:family="text">
      <style:text-properties officeooo:rsid="0030844f"/>
    </style:style>
    <style:style style:name="T14" style:family="text">
      <style:text-properties officeooo:rsid="00329e22"/>
    </style:style>
    <style:style style:name="T15" style:family="text">
      <style:text-properties officeooo:rsid="003d731c"/>
    </style:style>
    <style:style style:name="T16" style:family="text">
      <style:text-properties officeooo:rsid="00497fda"/>
    </style:style>
    <style:style style:name="T17" style:family="text">
      <style:text-properties officeooo:rsid="004c4b33"/>
    </style:style>
    <style:style style:name="T18" style:family="text">
      <style:text-properties officeooo:rsid="0059f0e5"/>
    </style:style>
    <style:style style:name="T19" style:family="text">
      <style:text-properties officeooo:rsid="0060fd74"/>
    </style:style>
    <style:style style:name="T20" style:family="text">
      <style:text-properties officeooo:rsid="0062a9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ue.jS</text:p>
      <text:p text:style-name="P1"/>
      <text:p text:style-name="P4"><text:span text:style-name="T9">1) </text:span>directive</text:p>
      <text:p text:style-name="P2"><text:span text:style-name="T9">= </text:span>attribut que l’on passe au DOM</text:p>
      <text:p text:style-name="P1">v-for agit comme une boucle for.</text:p>
      <text:p text:style-name="P1">V-model : permet d’effectuer un bind sur un élément du dom (il faut les déclarer dans les données)</text:p>
      <text:p text:style-name="P1">v-on:click : directive suivie du nom de l’événement attache un « listener » sur un élément du DOM virtuel &lt;=&gt; @click</text:p>
      <text:p text:style-name="P3">v-bind:title="message : pour a<text:span text:style-name="T11">ff</text:span>icher un message au survol : bulle d’aide</text:p>
      <text:p text:style-name="P3"/>
      <text:p text:style-name="P5">v-if="seen" ; to toggle the presence of an element</text:p>
      <text:p text:style-name="P5"/>
      <text:p text:style-name="P5">Conditional rendering (using v-if)</text:p>
      <text:p text:style-name="P5">Conditional display (using v-show)</text:p>
      <text:p text:style-name="P5"/>
      <text:p text:style-name="P5"/>
      <text:p text:style-name="P5">2) Wrapper component</text:p>
      <text:p text:style-name="P5">transition wrapper component allowing to add entering/leaving transitions for any element or component in the following contexts : v-if, v-show, dynamic components, component root nodes</text:p>
      <text:p text:style-name="P42"/>
      <text:p text:style-name="P42">&lt;div id="demo"&gt;</text:p>
      <text:p text:style-name="P42"><text:s text:c="4"/>&lt;button v-on:click="show = !show"&gt;</text:p>
      <text:p text:style-name="P42"><text:s text:c="6"/>Toggle</text:p>
      <text:p text:style-name="P42"><text:s text:c="4"/>&lt;/button&gt;</text:p>
      <text:p text:style-name="P42"><text:s text:c="4"/>&lt;transition name="slide-fade"&gt;</text:p>
      <text:p text:style-name="P42"><text:s text:c="6"/>&lt;p v-if="show"&gt;hello&lt;/p&gt;</text:p>
      <text:p text:style-name="P42"><text:s text:c="4"/>&lt;/transition&gt;</text:p>
      <text:p text:style-name="P42"><text:s text:c="2"/>&lt;/div&gt;</text:p>
      <text:p text:style-name="P66"/>
      <text:p text:style-name="P72">on peut configurer le css : </text:p>
      <text:p text:style-name="P6"><text:span text:style-name="T5">.fade-enter-active, .fade-leave-active { </text:span><text:span text:style-name="T6">transition</text:span><text:span text:style-name="T5">: opacity .</text:span><text:span text:style-name="T7">5s</text:span><text:span text:style-name="T5">; } </text:span></text:p>
      <text:p text:style-name="P6"><text:span text:style-name="T5">.fade-enter, .fade-leave-to </text:span><text:span text:style-name="T8">/* .fade-leave-active below version 2.1.8 */</text:span><text:span text:style-name="T5"> { </text:span><text:span text:style-name="T6">opacity</text:span><text:span text:style-name="T5">: </text:span><text:span text:style-name="T7">0</text:span><text:span text:style-name="T5">; }</text:span></text:p>
      <text:p text:style-name="P94"/>
      <text:p text:style-name="P95">6 classes de transition : </text:p>
      <text:p text:style-name="P95">v-enter, v-enter-active, v-enter-to, v-leave, v-leave-active, v-leave-to</text:p>
      <text:p text:style-name="P95">chaque classe doit être préfixée avec le nom de la transition : v- prefix est utilisé par défaut si aucun nom n’est spécifié avec la transition : &lt;transition name= « my-transition »&gt;</text:p>
      <text:p text:style-name="P95"/>
      <text:p text:style-name="P96">css animations : utilisation similaire : difference : v-enter n’est pas retiré immédiatement après l’insertion de l’élément mais sur un animationend event.</text:p>
      <text:p text:style-name="P96"/>
      <text:p text:style-name="P96"/>
      <text:p text:style-name="P97">3) Component system :</text:p>
      <text:p text:style-name="P7"><text:span text:style-name="T8">// Define a new component called todo-item</text:span><text:span text:style-name="T5"> </text:span></text:p>
      <text:p text:style-name="P7"><text:span text:style-name="T5">Vue.component(</text:span><text:span text:style-name="T3">'todo-item'</text:span><text:span text:style-name="T5">, {</text:span></text:p>
      <text:p text:style-name="P7"><text:span text:style-name="T5"><text:s/><text:tab/>template: </text:span><text:span text:style-name="T3">'&lt;li&gt;This is a todo&lt;/li&gt;'</text:span><text:span text:style-name="T5"> </text:span></text:p>
      <text:p text:style-name="P97">})</text:p>
      <text:p text:style-name="P97"/>
      <text:p text:style-name="P7"><text:span text:style-name="T1">&lt;ol&gt;</text:span><text:span text:style-name="T5"> </text:span><text:span text:style-name="T8">&lt;!-- Create an instance of the todo-item component --&gt;</text:span><text:span text:style-name="T5"> </text:span></text:p>
      <text:p text:style-name="P7"><text:span text:style-name="T5"><text:tab/></text:span><text:span text:style-name="T1">&lt;todo-item&gt;&lt;/todo-item&gt;</text:span></text:p>
      <text:p text:style-name="P67">&lt;/ol&gt;</text:p>
      <text:p text:style-name="P67"/>
      <text:p text:style-name="P68">Rq Mica : quand on crée le component dans le fichier js, il faut aussi instancier un élément Vue avec un id pour que le composant soit rendu en utilisant Vue.</text:p>
      <text:p text:style-name="P68"/>
      <text:p text:style-name="P7"><text:span text:style-name="T1">To pass data : we use prop</text:span><text:span text:style-name="T2">s (custom attributes)</text:span><text:span text:style-name="T1"> :</text:span></text:p>
      <text:p text:style-name="P67"/>
      <text:p text:style-name="P67">Vue.component('todo-item', {</text:p>
      <text:p text:style-name="P67"><text:s text:c="2"/>// The todo-item component now accepts a</text:p>
      <text:p text:style-name="P67"><text:s text:c="2"/>// "prop", which is like a custom attribute.</text:p>
      <text:p text:style-name="P67"><text:soft-page-break/><text:s text:c="2"/>// This prop is called todo.</text:p>
      <text:p text:style-name="P67"><text:s text:c="2"/>props: ['todo'],</text:p>
      <text:p text:style-name="P67"><text:s text:c="2"/>template: '&lt;li&gt;{{ todo.text }}&lt;/li&gt;'</text:p>
      <text:p text:style-name="P67">})</text:p>
      <text:p text:style-name="P67"/>
      <text:p text:style-name="P97"/>
      <text:p text:style-name="P8"><text:span text:style-name="T5">ex : </text:span>&lt;div id="app-7"&gt;</text:p>
      <text:p text:style-name="P8"><text:s text:c="2"/>&lt;ol&gt;</text:p>
      <text:p text:style-name="P8"><text:s text:c="4"/>&lt;!--</text:p>
      <text:p text:style-name="P8"><text:s text:c="6"/>Now we provide each todo-item with the todo object</text:p>
      <text:p text:style-name="P8"><text:s text:c="6"/>it's representing, so that its content can be dynamic.</text:p>
      <text:p text:style-name="P8"><text:s text:c="6"/>We also need to provide each component with a "key",</text:p>
      <text:p text:style-name="P8"><text:s text:c="6"/>which will be explained later.</text:p>
      <text:p text:style-name="P8"><text:s text:c="4"/>--&gt;</text:p>
      <text:p text:style-name="P8"><text:s text:c="4"/>&lt;todo-item</text:p>
      <text:p text:style-name="P8"><text:s text:c="6"/>v-for="item in groceryList"</text:p>
      <text:p text:style-name="P8"><text:s text:c="6"/>v-bind:todo="item"</text:p>
      <text:p text:style-name="P8"><text:s text:c="6"/>v-bind:key="item.id"</text:p>
      <text:p text:style-name="P8"><text:s text:c="4"/>&gt;&lt;/todo-item&gt;</text:p>
      <text:p text:style-name="P8"><text:s text:c="2"/>&lt;/ol&gt;</text:p>
      <text:p text:style-name="P8">&lt;/div&gt;</text:p>
      <text:p text:style-name="P8"/>
      <text:p text:style-name="P8"/>
      <text:p text:style-name="P8"/>
      <text:p text:style-name="P8"/>
      <text:p text:style-name="P8">Vue.component('todo-item', {</text:p>
      <text:p text:style-name="P8"><text:s text:c="2"/>props: ['todo'],</text:p>
      <text:p text:style-name="P8"><text:s text:c="2"/>template: '&lt;li&gt;{{ todo.text }}&lt;/li&gt;'</text:p>
      <text:p text:style-name="P8">})</text:p>
      <text:p text:style-name="P8"/>
      <text:p text:style-name="P8">var app7 = new Vue({</text:p>
      <text:p text:style-name="P8"><text:s text:c="2"/>el: '#app-7',</text:p>
      <text:p text:style-name="P8"><text:s text:c="2"/>data: {</text:p>
      <text:p text:style-name="P8"><text:s text:c="4"/>groceryList: [</text:p>
      <text:p text:style-name="P8"><text:s text:c="6"/>{ id: 0, text: 'Vegetables' },</text:p>
      <text:p text:style-name="P8"><text:s text:c="6"/>{ id: 1, text: 'Cheese' },</text:p>
      <text:p text:style-name="P8"><text:s text:c="6"/>{ id: 2, text: 'Whatever else humans are supposed to eat' }</text:p>
      <text:p text:style-name="P8"><text:s text:c="4"/>]</text:p>
      <text:p text:style-name="P8"><text:s text:c="2"/>}</text:p>
      <text:p text:style-name="P8">})</text:p>
      <text:p text:style-name="P8"/>
      <text:p text:style-name="P8"/>
      <text:p text:style-name="P10">4) data binding</text:p>
      <text:p text:style-name="P8"/>
      <text:p text:style-name="P9">Note : when data change, the view is re-render. But properties in data are only reactive if they existed when the instance was creates. So if a property is needed later, you need to set some initial value.</text:p>
      <text:p text:style-name="P9"/>
      <text:p text:style-name="P9"/>
      <text:p text:style-name="P9">Vue useful instance properties and methods : prefixed with $ (to differentiate from user-defined properties) ex :</text:p>
      <text:p text:style-name="P9"/>
      <text:p text:style-name="P9">var data = { a: 1 }</text:p>
      <text:p text:style-name="P9">var vm = new Vue({</text:p>
      <text:p text:style-name="P9"><text:soft-page-break/><text:s text:c="2"/>el: '#example',</text:p>
      <text:p text:style-name="P9"><text:s text:c="2"/>data: data</text:p>
      <text:p text:style-name="P9">})</text:p>
      <text:p text:style-name="P9"/>
      <text:p text:style-name="P9">vm.$data === data // =&gt; true</text:p>
      <text:p text:style-name="P9">vm.$el === document.getElementById('example') // =&gt; true</text:p>
      <text:p text:style-name="P9"/>
      <text:p text:style-name="P9">// $watch is an instance method</text:p>
      <text:p text:style-name="P9">vm.$watch('a', function (newValue, oldValue) {</text:p>
      <text:p text:style-name="P9"><text:s text:c="2"/>// This callback will be called when `vm.a` changes</text:p>
      <text:p text:style-name="P9">})</text:p>
      <text:p text:style-name="P9"/>
      <text:p text:style-name="P9"/>
      <text:p text:style-name="P9"/>
      <text:p text:style-name="P10">5) Instance lifecycle hooks</text:p>
      <text:p text:style-name="P10">Chaque instance Vue passe par une série d’étape d’initialisation:ex : data observation setup, template compilation, instance mounting to the DOM, DOM updated when changes in data.</text:p>
      <text:p text:style-name="P10"/>
      <text:p text:style-name="P11"><text:span text:style-name="T10">BeforeCreate, c</text:span>reated, <text:span text:style-name="T10">beforeMount, </text:span>mounted, <text:span text:style-name="T10">beforeUpdate, </text:span>updated, <text:span text:style-name="T10">beforeDestroy, </text:span>destroyed</text:p>
      <text:p text:style-name="P11"/>
      <text:p text:style-name="P11">all hooks are called with their this pointing to the Vue instance invoking it.</text:p>
      <text:p text:style-name="P11"/>
      <text:p text:style-name="P11">Ex : </text:p>
      <text:p text:style-name="P11"/>
      <text:p text:style-name="P12"><text:span text:style-name="T6">new</text:span><text:span text:style-name="T4"> </text:span><text:span text:style-name="T5">Vue({ </text:span></text:p>
      <text:p text:style-name="P12"><text:span text:style-name="T5"><text:tab/>data: { a: </text:span><text:span text:style-name="T7">1</text:span><text:span text:style-name="T4"> </text:span><text:span text:style-name="T5">}, </text:span></text:p>
      <text:p text:style-name="P12"><text:span text:style-name="T5"><text:tab/>created: </text:span><text:span text:style-name="T6">function</text:span><text:span text:style-name="T5"> () { </text:span></text:p>
      <text:p text:style-name="P12"><text:span text:style-name="T5"><text:tab/><text:tab/></text:span><text:span text:style-name="T8">// `this` points to the vm instance</text:span><text:span text:style-name="T4"> </text:span></text:p>
      <text:p text:style-name="P12"><text:span text:style-name="T5"><text:tab/><text:tab/></text:span><text:span text:style-name="T3">console</text:span><text:span text:style-name="T5">.log(</text:span><text:span text:style-name="T3">'a is: '</text:span><text:span text:style-name="T4"> </text:span><text:span text:style-name="T5">+ </text:span><text:span text:style-name="T6">this</text:span><text:span text:style-name="T5">.a) </text:span></text:p>
      <text:p text:style-name="P98"><text:tab/>} </text:p>
      <text:p text:style-name="P12"><text:span text:style-name="T5">}) </text:span><text:span text:style-name="T8">// =&gt; "a is: 1"</text:span></text:p>
      <text:p text:style-name="P101"/>
      <text:p text:style-name="P101">(attention ne pas utiliser arrow function <text:s/>car bound to the parent context : this will not be the Vue instance =&gt; errors</text:p>
      <text:p text:style-name="P101">à éviter : created : () =&gt; console.log(this.a)</text:p>
      <text:p text:style-name="P101"/>
      <text:p text:style-name="P101"/>
      <text:p text:style-name="P101"/>
      <text:p text:style-name="P73">6) Template syntax</text:p>
      <text:p text:style-name="P74">INTERPOLATIONS</text:p>
      <text:p text:style-name="P75">#text</text:p>
      <text:p text:style-name="P76">Interpolation : basic data binding with text interpolation : </text:p>
      <text:p text:style-name="P76">&lt;span&gt;Message : {{ msg }}&lt;/span&gt;</text:p>
      <text:p text:style-name="P76"/>
      <text:p text:style-name="P77">One time interpolation : v-once directive : will affect all other bindings on the same node : </text:p>
      <text:p text:style-name="P77">&lt;span v-once&gt;This will never change: {{ msg }}&lt;/span&gt;</text:p>
      <text:p text:style-name="P77"/>
      <text:p text:style-name="P77"><text:s/></text:p>
      <text:p text:style-name="P75">#raw HTML</text:p>
      <text:p text:style-name="P75">v-html directive : </text:p>
      <text:p text:style-name="P13"><text:span text:style-name="T1">&lt;p&gt;</text:span><text:span text:style-name="T5">Using v-html directive: </text:span><text:span text:style-name="T1">&lt;span v-html=</text:span><text:span text:style-name="T3">"rawHtml"</text:span><text:span text:style-name="T1">&gt;&lt;/span&gt;&lt;/p&gt;</text:span></text:p>
      <text:p text:style-name="P14">NB : v-html cannot be used to compose template partials =&gt; prefer components for UI reuse.</text:p>
      <text:p text:style-name="P14">NB : only us HTML interpolation on trusted content and never on user-provided content.</text:p>
      <text:p text:style-name="P14"/>
      <text:p text:style-name="P15">#attributes : </text:p>
      <text:p text:style-name="P15">v-bind directive : </text:p>
      <text:p text:style-name="P15"><text:span text:style-name="T1">&lt;div v-bind:id=</text:span><text:span text:style-name="T3">"dynamicId"</text:span><text:span text:style-name="T1">&gt;&lt;/div&gt;</text:span></text:p>
      <text:p text:style-name="P15">For boolean attributes : ex : </text:p>
      <text:p text:style-name="P15"><text:soft-page-break/><text:span text:style-name="T1">&lt;button v-bind:disabled=</text:span><text:span text:style-name="T3">"isButtonDisabled"</text:span><text:span text:style-name="T1">&gt;</text:span><text:span text:style-name="T5">Button</text:span><text:span text:style-name="T1">&lt;/button&gt;</text:span></text:p>
      <text:p text:style-name="P15">If isButtonDisabled has null, undefined or false, the disabled attribute will not be included in &lt;button&gt; element.</text:p>
      <text:p text:style-name="P15"/>
      <text:p text:style-name="P16">#Using Javascript expressions</text:p>
      <text:p text:style-name="P17">Vue.js supports full power of Javascript expressions inside all data bindings :</text:p>
      <text:p text:style-name="P17">{{ number + 1 }}</text:p>
      <text:p text:style-name="P17">{{ ok ? ‘YES’ : ‘NO’ }}</text:p>
      <text:p text:style-name="P17">{{ message.split(‘’).reverse().join(‘’) }}</text:p>
      <text:p text:style-name="P17">&lt;div v-bind:id=<text:span text:style-name="T12">"</text:span>’list-’ + id<text:span text:style-name="T12">"</text:span>»&gt;&lt;/div&gt;</text:p>
      <text:p text:style-name="P18">Expressions will be evaluated as JS in the data scope of the owner Vue instance. Each binding can contain only one single expression, so statements and flow controls will not work <text:s/></text:p>
      <text:p text:style-name="P18">{{ var a= 1 }} <text:s/>xxxx</text:p>
      <text:p text:style-name="P18">{{ if (ok) {return message } }} xxxx</text:p>
      <text:p text:style-name="P18">you on ly have access to a whitelist of globals such as Math and Date.</text:p>
      <text:p text:style-name="P18"/>
      <text:p text:style-name="P18"/>
      <text:p text:style-name="P19">DIRECTIVES</text:p>
      <text:p text:style-name="P19">directives<text:span text:style-name="T13">are special attributes with v- prefix</text:span></text:p>
      <text:p text:style-name="P19"/>
      <text:p text:style-name="P20">#arguments</text:p>
      <text:p text:style-name="P20">directives can take arguments after colon, ex : v-bind :</text:p>
      <text:p text:style-name="P20"><text:span text:style-name="T1">&lt;a v-bind:href=</text:span><text:span text:style-name="T3">"url"</text:span><text:span text:style-name="T1">&gt;</text:span><text:span text:style-name="T4"> </text:span><text:span text:style-name="T5">... </text:span><text:span text:style-name="T1">&lt;/a&gt;</text:span></text:p>
      <text:p text:style-name="P20">ex : v-on : listen to DOM events : </text:p>
      <text:p text:style-name="P20"><text:span text:style-name="T1">&lt;a v-on:click=</text:span><text:span text:style-name="T3">"doSomething"</text:span><text:span text:style-name="T1">&gt;</text:span><text:span text:style-name="T4"> </text:span><text:span text:style-name="T5">... </text:span><text:span text:style-name="T1">&lt;/a&gt;</text:span></text:p>
      <text:p text:style-name="P20"/>
      <text:p text:style-name="P20">#dynamic arguments</text:p>
      <text:p text:style-name="P20"><text:span text:style-name="T1">&lt;a v-bind:[attributeName]=</text:span><text:span text:style-name="T3">"url"</text:span><text:span text:style-name="T1">&gt;</text:span><text:span text:style-name="T4"> </text:span><text:span text:style-name="T5">... </text:span><text:span text:style-name="T1">&lt;/a&gt;</text:span></text:p>
      <text:p text:style-name="P20">attributeName will be dynamically evaluated as a Javascript expression:ex : if the value is href…</text:p>
      <text:p text:style-name="P20">ex : </text:p>
      <text:p text:style-name="P20"><text:span text:style-name="T1">&lt;a v-on:[eventName]=</text:span><text:span text:style-name="T3">"doSomething"</text:span><text:span text:style-name="T1">&gt;</text:span><text:span text:style-name="T4"> </text:span><text:span text:style-name="T5">... </text:span><text:span text:style-name="T1">&lt;/a&gt;</text:span></text:p>
      <text:p text:style-name="P20"/>
      <text:p text:style-name="P20">constraints : dynamic arguments are expected to evaluate to a string : exception null : remove the binding.</text:p>
      <text:p text:style-name="P20"/>
      <text:p text:style-name="P21">Expression constraints : invalidity due to HTML evaluation : spaces, quotes, uppercase : </text:p>
      <text:p text:style-name="P21"><text:span text:style-name="T8">&lt;!-- This will trigger a compiler warning. --&gt;</text:span><text:span text:style-name="T4"> </text:span><text:span text:style-name="T1">&lt;a v-bind:['foo' + bar]=</text:span><text:span text:style-name="T3">"value"</text:span><text:span text:style-name="T1">&gt;</text:span><text:span text:style-name="T4"> </text:span><text:span text:style-name="T5">... </text:span><text:span text:style-name="T1">&lt;/a&gt;</text:span></text:p>
      <text:p text:style-name="P21"><text:span text:style-name="T8">&lt;!-- This will be converted to v-bind:[someattr] in in-DOM templates. --&gt;</text:span><text:span text:style-name="T5"> </text:span><text:span text:style-name="T1">&lt;a v-bind:[someAttr]=</text:span><text:span text:style-name="T3">"value"</text:span><text:span text:style-name="T1">&gt;</text:span><text:span text:style-name="T5"> ... </text:span><text:span text:style-name="T1">&lt;/a&gt;</text:span></text:p>
      <text:p text:style-name="P21"/>
      <text:p text:style-name="P22">#modifiers</text:p>
      <text:p text:style-name="P22">= special postfixes denoted by a dot</text:p>
      <text:p text:style-name="P22">ex : .prevent &lt;=&gt; event.preventDefault() on the triggered event : <text:span text:style-name="T1"><text:line-break/>&lt;form v-on:submit.prevent=</text:span><text:span text:style-name="T3">"onSubmit"</text:span><text:span text:style-name="T1">&gt;</text:span><text:span text:style-name="T4"> </text:span><text:span text:style-name="T5">... </text:span><text:span text:style-name="T1">&lt;/form&gt;</text:span></text:p>
      <text:p text:style-name="P22"/>
      <text:p text:style-name="P22"/>
      <text:p text:style-name="P22">SHORTHAND <text:span text:style-name="T14">(optional but very appreciated)</text:span></text:p>
      <text:p text:style-name="P23">v-bind shorthand</text:p>
      <text:p text:style-name="P23"><text:span text:style-name="T8">&lt;!-- full syntax --&gt;</text:span><text:span text:style-name="T4"> </text:span><text:span text:style-name="T1">&lt;a v-bind:href=</text:span><text:span text:style-name="T3">"url"</text:span><text:span text:style-name="T1">&gt;</text:span><text:span text:style-name="T4"> </text:span><text:span text:style-name="T5">... </text:span><text:span text:style-name="T1">&lt;/a&gt;</text:span><text:span text:style-name="T4"> </text:span></text:p>
      <text:p text:style-name="P23"><text:span text:style-name="T8">&lt;!-- shorthand --&gt;</text:span><text:span text:style-name="T4"> </text:span><text:span text:style-name="T1">&lt;a :href=</text:span><text:span text:style-name="T3">"url"</text:span><text:span text:style-name="T1">&gt;</text:span><text:span text:style-name="T4"> </text:span><text:span text:style-name="T5">... </text:span><text:span text:style-name="T1">&lt;/a&gt;</text:span></text:p>
      <text:p text:style-name="P23"><text:span text:style-name="T4"><text:s/></text:span><text:span text:style-name="T8">&lt;!-- shorthand with dynamic argument (2.6.0+) --&gt;</text:span><text:span text:style-name="T4"> </text:span><text:span text:style-name="T1">&lt;a :[key]=</text:span><text:span text:style-name="T3">"url"</text:span><text:span text:style-name="T1">&gt;</text:span><text:span text:style-name="T4"> </text:span><text:span text:style-name="T5">... </text:span><text:span text:style-name="T1">&lt;/a&gt;</text:span></text:p>
      <text:p text:style-name="P69"/>
      <text:p text:style-name="P23">v-on shorthand</text:p>
      <text:p text:style-name="P23"><text:soft-page-break/><text:span text:style-name="T8">&lt;!-- full syntax --&gt;</text:span><text:span text:style-name="T4"> </text:span><text:span text:style-name="T1">&lt;a v-on:click=</text:span><text:span text:style-name="T3">"doSomething"</text:span><text:span text:style-name="T1">&gt;</text:span><text:span text:style-name="T4"> </text:span><text:span text:style-name="T5">... </text:span><text:span text:style-name="T1">&lt;/a&gt;</text:span><text:span text:style-name="T4"> </text:span></text:p>
      <text:p text:style-name="P23"><text:span text:style-name="T8">&lt;!-- shorthand --&gt;</text:span><text:span text:style-name="T4"> </text:span><text:span text:style-name="T1">&lt;a @click=</text:span><text:span text:style-name="T3">"doSomething"</text:span><text:span text:style-name="T1">&gt;</text:span><text:span text:style-name="T4"> </text:span><text:span text:style-name="T5">... </text:span><text:span text:style-name="T1">&lt;/a&gt;</text:span><text:span text:style-name="T4"> </text:span></text:p>
      <text:p text:style-name="P23"><text:span text:style-name="T8">&lt;!-- shorthand with dynamic argument (2.6.0+) --&gt;</text:span><text:span text:style-name="T4"> </text:span><text:span text:style-name="T1">&lt;a @[event]=</text:span><text:span text:style-name="T3">"doSomething"</text:span><text:span text:style-name="T1">&gt;</text:span><text:span text:style-name="T4"> </text:span><text:span text:style-name="T5">... </text:span><text:span text:style-name="T1">&lt;/a&gt;</text:span></text:p>
      <text:p text:style-name="P23"/>
      <text:p text:style-name="P23"/>
      <text:p text:style-name="P23"/>
      <text:p text:style-name="P24">7) Computed properties</text:p>
      <text:p text:style-name="P24"/>
      <text:p text:style-name="P24">In-template expressions convenient but meant for simple operations : too much logic in templates hard to maintain =&gt; for complex logic, use computed property</text:p>
      <text:p text:style-name="P24"/>
      <text:p text:style-name="P24">#basic example : </text:p>
      <text:p text:style-name="P24"><text:span text:style-name="T1">&lt;div id=</text:span><text:span text:style-name="T3">"example"</text:span><text:span text:style-name="T1">&gt;</text:span><text:span text:style-name="T4"> </text:span></text:p>
      <text:p text:style-name="P24"><text:span text:style-name="T1">&lt;p&gt;</text:span><text:span text:style-name="T5">Original message: "{{ message }}"</text:span><text:span text:style-name="T1">&lt;/p&gt;</text:span><text:span text:style-name="T4"> </text:span></text:p>
      <text:p text:style-name="P24"><text:span text:style-name="T1">&lt;p&gt;</text:span><text:span text:style-name="T5">Computed reversed message: "{{ reversedMessage }}"</text:span><text:span text:style-name="T1">&lt;/p&gt;</text:span><text:span text:style-name="T4"> </text:span></text:p>
      <text:p text:style-name="P70">&lt;/div&gt;</text:p>
      <text:p text:style-name="P70"/>
      <text:p text:style-name="P70"/>
      <text:p text:style-name="P24"><text:span text:style-name="T6">var</text:span><text:span text:style-name="T4"> </text:span><text:span text:style-name="T5">vm = </text:span><text:span text:style-name="T6">new</text:span><text:span text:style-name="T4"> </text:span><text:span text:style-name="T5">Vue({ </text:span></text:p>
      <text:p text:style-name="P24"><text:span text:style-name="T5"><text:tab/>el: </text:span><text:span text:style-name="T3">'#example'</text:span><text:span text:style-name="T5">, </text:span></text:p>
      <text:p text:style-name="P24"><text:span text:style-name="T5"><text:tab/>data: { message: </text:span><text:span text:style-name="T3">'Hello'</text:span><text:span text:style-name="T4"> </text:span><text:span text:style-name="T5">},</text:span></text:p>
      <text:p text:style-name="P24"><text:span text:style-name="T5"><text:tab/> computed: { </text:span><text:span text:style-name="T8">// a computed getter</text:span><text:span text:style-name="T4"> </text:span></text:p>
      <text:p text:style-name="P24"><text:span text:style-name="T5"><text:tab/><text:tab/>reversedMessage: </text:span><text:span text:style-name="T6">function</text:span><text:span text:style-name="T5"> () {</text:span></text:p>
      <text:p text:style-name="P24"><text:span text:style-name="T5"><text:tab/><text:tab/><text:tab/> </text:span><text:span text:style-name="T8">// `this` points to the vm instance</text:span><text:span text:style-name="T4"> </text:span></text:p>
      <text:p text:style-name="P24"><text:span text:style-name="T5"><text:tab/><text:tab/><text:tab/></text:span><text:span text:style-name="T6">return</text:span><text:span text:style-name="T4"> </text:span><text:span text:style-name="T6">this</text:span><text:span text:style-name="T5">.message.split(</text:span><text:span text:style-name="T3">''</text:span><text:span text:style-name="T5">).reverse().join(</text:span><text:span text:style-name="T3">''</text:span><text:span text:style-name="T5">) </text:span></text:p>
      <text:p text:style-name="P99"><text:tab/><text:tab/>} </text:p>
      <text:p text:style-name="P99"><text:tab/>} </text:p>
      <text:p text:style-name="P99">})</text:p>
      <text:p text:style-name="P99"/>
      <text:p text:style-name="P100">we have declared a computed property reversedMEssage.</text:p>
      <text:p text:style-name="P100">The function provded will be used as the getter function, ex : </text:p>
      <text:p text:style-name="P25"/>
      <text:p text:style-name="P26">console.log(vm.reversedMessage) // =&gt; 'olleH'</text:p>
      <text:p text:style-name="P26">vm.message = 'Goodbye'</text:p>
      <text:p text:style-name="P26">console.log(vm.reversedMessage) // =&gt; 'eybdooG'</text:p>
      <text:p text:style-name="P26"/>
      <text:p text:style-name="P26">Note : auto update bindings</text:p>
      <text:p text:style-name="P26"/>
      <text:p text:style-name="P26"/>
      <text:p text:style-name="P26">#Computed caching vs methods :</text:p>
      <text:p text:style-name="P27">it is also possible to use methods : </text:p>
      <text:p text:style-name="P27"/>
      <text:p text:style-name="P27">// in component</text:p>
      <text:p text:style-name="P27">methods: {</text:p>
      <text:p text:style-name="P27"><text:s text:c="2"/>reverseMessage: function () {</text:p>
      <text:p text:style-name="P27"><text:s text:c="4"/>return this.message.split('').reverse().join('')</text:p>
      <text:p text:style-name="P27"><text:s text:c="2"/>}</text:p>
      <text:p text:style-name="P27">}</text:p>
      <text:p text:style-name="P27"/>
      <text:p text:style-name="P27">the difference : computed properties are cached based on their dependencies : a computed property will on ly re-evalute when some of its dependencies have changed : as long as message has not chnaged, multiple access to reversedMessage computed property will immediately return the previously computed result without having to run the function again.</text:p>
      <text:p text:style-name="P27">But, this means also that this computed property will never update because Date.now() is not a reactive dependency : </text:p>
      <text:p text:style-name="P27"><text:soft-page-break/>computed: {</text:p>
      <text:p text:style-name="P27"><text:s text:c="2"/>now: function () {</text:p>
      <text:p text:style-name="P27"><text:s text:c="4"/>return Date.now()</text:p>
      <text:p text:style-name="P27"><text:s text:c="2"/>}</text:p>
      <text:p text:style-name="P27">}</text:p>
      <text:p text:style-name="P27"/>
      <text:p text:style-name="P27"/>
      <text:p text:style-name="P27">#computed vs watched property</text:p>
      <text:p text:style-name="P27"/>
      <text:p text:style-name="P28">more generic way to observe and react to data changes on a Vue instance : watch properties : computer property is often a better idea. Than an imperative watch callback : ex : </text:p>
      <text:p text:style-name="P28"/>
      <text:p text:style-name="P28"><text:span text:style-name="T1">&lt;div id=</text:span><text:span text:style-name="T3">"demo"</text:span><text:span text:style-name="T1">&gt;</text:span><text:span text:style-name="T5">{{ fullName }}</text:span><text:span text:style-name="T1">&lt;/div&gt;</text:span></text:p>
      <text:p text:style-name="P71"/>
      <text:p text:style-name="P27"/>
      <text:p text:style-name="P28">var vm = new Vue({</text:p>
      <text:p text:style-name="P28"><text:s text:c="2"/>el: '#demo',</text:p>
      <text:p text:style-name="P28"><text:s text:c="2"/>data: {</text:p>
      <text:p text:style-name="P28"><text:s text:c="4"/>firstName: 'Foo',</text:p>
      <text:p text:style-name="P28"><text:s text:c="4"/>lastName: 'Bar',</text:p>
      <text:p text:style-name="P28"><text:s text:c="4"/>fullName: 'Foo Bar'</text:p>
      <text:p text:style-name="P28"><text:s text:c="2"/>},</text:p>
      <text:p text:style-name="P28"><text:s text:c="2"/>watch: {</text:p>
      <text:p text:style-name="P28"><text:s text:c="4"/>firstName: function (val) {</text:p>
      <text:p text:style-name="P28"><text:s text:c="6"/>this.fullName = val + ' ' + this.lastName</text:p>
      <text:p text:style-name="P28"><text:s text:c="4"/>},</text:p>
      <text:p text:style-name="P28"><text:s text:c="4"/>lastName: function (val) {</text:p>
      <text:p text:style-name="P28"><text:s text:c="6"/>this.fullName = this.firstName + ' ' + val</text:p>
      <text:p text:style-name="P28"><text:s text:c="4"/>}</text:p>
      <text:p text:style-name="P28"><text:s text:c="2"/>}</text:p>
      <text:p text:style-name="P28">})</text:p>
      <text:p text:style-name="P28"/>
      <text:p text:style-name="P28">better : </text:p>
      <text:p text:style-name="P28"/>
      <text:p text:style-name="P28"/>
      <text:p text:style-name="P28">var vm = new Vue({</text:p>
      <text:p text:style-name="P28"><text:s text:c="2"/>el: '#demo',</text:p>
      <text:p text:style-name="P28"><text:s text:c="2"/>data: {</text:p>
      <text:p text:style-name="P28"><text:s text:c="4"/>firstName: 'Foo',</text:p>
      <text:p text:style-name="P28"><text:s text:c="4"/>lastName: 'Bar'</text:p>
      <text:p text:style-name="P28"><text:s text:c="2"/>},</text:p>
      <text:p text:style-name="P28"><text:s text:c="2"/>computed: {</text:p>
      <text:p text:style-name="P28"><text:s text:c="4"/>fullName: function () {</text:p>
      <text:p text:style-name="P28"><text:s text:c="6"/>return this.firstName + ' ' + this.lastName</text:p>
      <text:p text:style-name="P28"><text:s text:c="4"/>}</text:p>
      <text:p text:style-name="P28"><text:s text:c="2"/>}</text:p>
      <text:p text:style-name="P28">})</text:p>
      <text:p text:style-name="P28"/>
      <text:p text:style-name="P28"/>
      <text:p text:style-name="P29">#computed setter</text:p>
      <text:p text:style-name="P29">by default : computed properties are getter only, to provide a setter : </text:p>
      <text:p text:style-name="P29"/>
      <text:p text:style-name="P29">// ...</text:p>
      <text:p text:style-name="P29"><text:soft-page-break/>computed: {</text:p>
      <text:p text:style-name="P29"><text:s text:c="2"/>fullName: {</text:p>
      <text:p text:style-name="P29"><text:s text:c="4"/>// getter</text:p>
      <text:p text:style-name="P29"><text:s text:c="4"/>get: function () {</text:p>
      <text:p text:style-name="P29"><text:s text:c="6"/>return this.firstName + ' ' + this.lastName</text:p>
      <text:p text:style-name="P29"><text:s text:c="4"/>},</text:p>
      <text:p text:style-name="P29"><text:s text:c="4"/>// setter</text:p>
      <text:p text:style-name="P29"><text:s text:c="4"/>set: function (newValue) {</text:p>
      <text:p text:style-name="P29"><text:s text:c="6"/>var names = newValue.split(' ')</text:p>
      <text:p text:style-name="P29"><text:s text:c="6"/>this.firstName = names[0]</text:p>
      <text:p text:style-name="P29"><text:s text:c="6"/>this.lastName = names[names.length - 1]</text:p>
      <text:p text:style-name="P29"><text:s text:c="4"/>}</text:p>
      <text:p text:style-name="P29"><text:s text:c="2"/>}</text:p>
      <text:p text:style-name="P29">}</text:p>
      <text:p text:style-name="P29">// …</text:p>
      <text:p text:style-name="P29"/>
      <text:p text:style-name="P29"/>
      <text:p text:style-name="P29"/>
      <text:p text:style-name="P28"/>
      <text:p text:style-name="P29">8) Watchers</text:p>
      <text:p text:style-name="P29"/>
      <text:p text:style-name="P29">custom watcher : useful when perform asynchronous or expensive operations in response to changing data : </text:p>
      <text:p text:style-name="P30">ex with axios and lodash librairies</text:p>
      <text:p text:style-name="P30"/>
      <text:p text:style-name="P30">&lt;div id="watch-example"&gt;</text:p>
      <text:p text:style-name="P30"><text:s text:c="2"/>&lt;p&gt;</text:p>
      <text:p text:style-name="P30"><text:s text:c="4"/>Ask a yes/no question:</text:p>
      <text:p text:style-name="P30"><text:s text:c="4"/>&lt;input v-model="question"&gt;</text:p>
      <text:p text:style-name="P30"><text:s text:c="2"/>&lt;/p&gt;</text:p>
      <text:p text:style-name="P30"><text:s text:c="2"/>&lt;p&gt;{{ answer }}&lt;/p&gt;</text:p>
      <text:p text:style-name="P30">&lt;/div&gt;</text:p>
      <text:p text:style-name="P30"/>
      <text:p text:style-name="P30"/>
      <text:p text:style-name="P30">&lt;!-- Since there is already a rich ecosystem of ajax libraries <text:s text:c="3"/>--&gt;</text:p>
      <text:p text:style-name="P30">&lt;!-- and collections of general-purpose utility methods, Vue core --&gt;</text:p>
      <text:p text:style-name="P30">&lt;!-- is able to remain small by not reinventing them. This also <text:s text:c="2"/>--&gt;</text:p>
      <text:p text:style-name="P30">&lt;!-- gives you the freedom to use what you're familiar with. --&gt;</text:p>
      <text:p text:style-name="P30">&lt;script src="https://cdn.jsdelivr.net/npm/axios@0.12.0/dist/axios.min.js"&gt;&lt;/script&gt;</text:p>
      <text:p text:style-name="P30">&lt;script src="https://cdn.jsdelivr.net/npm/lodash@4.13.1/lodash.min.js"&gt;&lt;/script&gt;</text:p>
      <text:p text:style-name="P30">&lt;script&gt;</text:p>
      <text:p text:style-name="P30">var watchExampleVM = new Vue({</text:p>
      <text:p text:style-name="P30"><text:s text:c="2"/>el: '#watch-example',</text:p>
      <text:p text:style-name="P30"><text:s text:c="2"/>data: {</text:p>
      <text:p text:style-name="P30"><text:s text:c="4"/>question: '',</text:p>
      <text:p text:style-name="P30"><text:s text:c="4"/>answer: 'I cannot give you an answer until you ask a question!'</text:p>
      <text:p text:style-name="P30"><text:s text:c="2"/>},</text:p>
      <text:p text:style-name="P30"><text:s text:c="2"/>watch: {</text:p>
      <text:p text:style-name="P30"><text:s text:c="4"/>// whenever question changes, this function will run</text:p>
      <text:p text:style-name="P30"><text:s text:c="4"/>question: function (newQuestion, oldQuestion) {</text:p>
      <text:p text:style-name="P30"><text:s text:c="6"/>this.answer = 'Waiting for you to stop typing...'</text:p>
      <text:p text:style-name="P30"><text:s text:c="6"/>this.debouncedGetAnswer()</text:p>
      <text:p text:style-name="P30"><text:soft-page-break/><text:s text:c="4"/>}</text:p>
      <text:p text:style-name="P30"><text:s text:c="2"/>},</text:p>
      <text:p text:style-name="P30"><text:s text:c="2"/>created: function () {</text:p>
      <text:p text:style-name="P30"><text:s text:c="4"/>// _.debounce is a function provided by lodash to limit how</text:p>
      <text:p text:style-name="P30"><text:s text:c="4"/>// often a particularly expensive operation can be run.</text:p>
      <text:p text:style-name="P30"><text:s text:c="4"/>// In this case, we want to limit how often we access</text:p>
      <text:p text:style-name="P30"><text:s text:c="4"/>// yesno.wtf/api, waiting until the user has completely</text:p>
      <text:p text:style-name="P30"><text:s text:c="4"/>// finished typing before making the ajax request. To learn</text:p>
      <text:p text:style-name="P30"><text:s text:c="4"/>// more about the _.debounce function (and its cousin</text:p>
      <text:p text:style-name="P30"><text:s text:c="4"/>// _.throttle), visit: https://lodash.com/docs#debounce</text:p>
      <text:p text:style-name="P30"><text:s text:c="4"/>this.debouncedGetAnswer = _.debounce(this.getAnswer, 500)</text:p>
      <text:p text:style-name="P30"><text:s text:c="2"/>},</text:p>
      <text:p text:style-name="P30"><text:s text:c="2"/>methods: {</text:p>
      <text:p text:style-name="P30"><text:s text:c="4"/>getAnswer: <text:s/>function () {</text:p>
      <text:p text:style-name="P30"><text:s text:c="6"/>if (this.question.indexOf('?') === -1) {</text:p>
      <text:p text:style-name="P30"><text:s text:c="8"/>this.answer = 'Questions usually contain a question mark. ;-)'</text:p>
      <text:p text:style-name="P30"><text:s text:c="8"/>return</text:p>
      <text:p text:style-name="P30"><text:s text:c="6"/>}</text:p>
      <text:p text:style-name="P30"><text:s text:c="6"/>this.answer = 'Thinking...'</text:p>
      <text:p text:style-name="P30"><text:s text:c="6"/>var vm = this</text:p>
      <text:p text:style-name="P30"><text:s text:c="6"/>axios.get('https://yesno.wtf/api')</text:p>
      <text:p text:style-name="P30"><text:s text:c="8"/>.then(function (response) {</text:p>
      <text:p text:style-name="P30"><text:s text:c="10"/>vm.answer = _.capitalize(response.data.answer)</text:p>
      <text:p text:style-name="P30"><text:s text:c="8"/>})</text:p>
      <text:p text:style-name="P30"><text:s text:c="8"/>.catch(function (error) {</text:p>
      <text:p text:style-name="P30"><text:s text:c="10"/>vm.answer = 'Error! Could not reach the API. ' + error</text:p>
      <text:p text:style-name="P30"><text:s text:c="8"/>})</text:p>
      <text:p text:style-name="P30"><text:s text:c="4"/>}</text:p>
      <text:p text:style-name="P30"><text:s text:c="2"/>}</text:p>
      <text:p text:style-name="P30">})</text:p>
      <text:p text:style-name="P30">&lt;/script&gt;</text:p>
      <text:p text:style-name="P30"/>
      <text:p text:style-name="P30"/>
      <text:p text:style-name="P30"/>
      <text:p text:style-name="P30"/>
      <text:p text:style-name="P30">9) Class and style bindings</text:p>
      <text:p text:style-name="P30"/>
      <text:p text:style-name="P33">Binding html classes : </text:p>
      <text:p text:style-name="P31"/>
      <text:p text:style-name="P31">#object syntax</text:p>
      <text:p text:style-name="P31"/>
      <text:p text:style-name="P31">&lt;div</text:p>
      <text:p text:style-name="P31"><text:s text:c="2"/>class="static"</text:p>
      <text:p text:style-name="P31"><text:s text:c="2"/>v-bind:class="{ active: isActive, 'text-danger': hasError }"</text:p>
      <text:p text:style-name="P31">&gt;&lt;/div&gt;</text:p>
      <text:p text:style-name="P31"/>
      <text:p text:style-name="P31"/>
      <text:p text:style-name="P31">data: {</text:p>
      <text:p text:style-name="P31"><text:s text:c="2"/>isActive: true,</text:p>
      <text:p text:style-name="P31"><text:s text:c="2"/>hasError: false</text:p>
      <text:p text:style-name="P31">}</text:p>
      <text:p text:style-name="P31"/>
      <text:p text:style-name="P31"><text:soft-page-break/></text:p>
      <text:p text:style-name="P31">if isActive or hasError changes, the class list will be updated.</text:p>
      <text:p text:style-name="P31"/>
      <text:p text:style-name="P31">The bound object doesn’t have to be inline : </text:p>
      <text:p text:style-name="P31">&lt;div v-bind:class="classObject"&gt;&lt;/div&gt;</text:p>
      <text:p text:style-name="P31"/>
      <text:p text:style-name="P31">data: {</text:p>
      <text:p text:style-name="P31"><text:s text:c="2"/>classObject: {</text:p>
      <text:p text:style-name="P31"><text:s text:c="4"/>active: true,</text:p>
      <text:p text:style-name="P31"><text:s text:c="4"/>'text-danger': false</text:p>
      <text:p text:style-name="P31"><text:s text:c="2"/>}</text:p>
      <text:p text:style-name="P31">}</text:p>
      <text:p text:style-name="P31"/>
      <text:p text:style-name="P31">or bind to a computed property :</text:p>
      <text:p text:style-name="P31"/>
      <text:p text:style-name="P31">&lt;div v-bind:class="classObject"&gt;&lt;/div&gt;</text:p>
      <text:p text:style-name="P31"/>
      <text:p text:style-name="P31">data: {</text:p>
      <text:p text:style-name="P31"><text:s text:c="2"/>isActive: true,</text:p>
      <text:p text:style-name="P31"><text:s text:c="2"/>error: null</text:p>
      <text:p text:style-name="P31">},</text:p>
      <text:p text:style-name="P31">computed: {</text:p>
      <text:p text:style-name="P31"><text:s text:c="2"/>classObject: function () {</text:p>
      <text:p text:style-name="P31"><text:s text:c="4"/>return {</text:p>
      <text:p text:style-name="P31"><text:s text:c="6"/>active: this.isActive &amp;&amp; !this.error,</text:p>
      <text:p text:style-name="P31"><text:s text:c="6"/>'text-danger': this.error &amp;&amp; this.error.type === 'fatal'</text:p>
      <text:p text:style-name="P31"><text:s text:c="4"/>}</text:p>
      <text:p text:style-name="P31"><text:s text:c="2"/>}</text:p>
      <text:p text:style-name="P31">}</text:p>
      <text:p text:style-name="P31"/>
      <text:p text:style-name="P31"/>
      <text:p text:style-name="P31">#array syntax :</text:p>
      <text:p text:style-name="P31"/>
      <text:p text:style-name="P31">&lt;div v-bind:class="[activeClass, errorClass]"&gt;&lt;/div&gt;</text:p>
      <text:p text:style-name="P31"/>
      <text:p text:style-name="P31">data: {</text:p>
      <text:p text:style-name="P31"><text:s text:c="2"/>activeClass: 'active',</text:p>
      <text:p text:style-name="P31"><text:s text:c="2"/>errorClass: 'text-danger'</text:p>
      <text:p text:style-name="P31">}</text:p>
      <text:p text:style-name="P31"/>
      <text:p text:style-name="P31">Possible to toggle a class in a list conditionally with a ternary expression : </text:p>
      <text:p text:style-name="P31">&lt;div v-bind:class="[isActive ? activeClass : '', errorClass]"&gt;&lt;/div&gt;</text:p>
      <text:p text:style-name="P31"/>
      <text:p text:style-name="P31">or use the object syntax inside array syntax <text:s/>if multiple conditional classes : </text:p>
      <text:p text:style-name="P31">&lt;div v-bind:class="[{ active: isActive }, errorClass]"&gt;&lt;/div&gt;</text:p>
      <text:p text:style-name="P31"/>
      <text:p text:style-name="P31"/>
      <text:p text:style-name="P31"># with components</text:p>
      <text:p text:style-name="P31"/>
      <text:p text:style-name="P31">nb : existing classes in declaration of component will not be overwritten when adding classes later <text:span text:style-name="T15">or with class bindings : </text:span></text:p>
      <text:p text:style-name="P31"/>
      <text:p text:style-name="P32"><text:soft-page-break/>ex : </text:p>
      <text:p text:style-name="P32">Vue.component('my-component', {</text:p>
      <text:p text:style-name="P32"><text:s text:c="2"/>template: '&lt;p class="foo bar"&gt;Hi&lt;/p&gt;'</text:p>
      <text:p text:style-name="P32">})</text:p>
      <text:p text:style-name="P32"/>
      <text:p text:style-name="P32"/>
      <text:p text:style-name="P32">&lt;my-component class="baz boo"&gt;&lt;/my-component&gt;</text:p>
      <text:p text:style-name="P32"/>
      <text:p text:style-name="P32">=&gt; &lt;p class="foo bar baz boo"&gt;Hi&lt;/p&gt;</text:p>
      <text:p text:style-name="P32"/>
      <text:p text:style-name="P32"/>
      <text:p text:style-name="P32">if : </text:p>
      <text:p text:style-name="P32">&lt;my-component v-bind:class="{ active: isActive }"&gt;&lt;/my-component&gt;</text:p>
      <text:p text:style-name="P32">if isActive is truthy : </text:p>
      <text:p text:style-name="P32">=&gt; &lt;p class="foo bar active"&gt;Hi&lt;/p&gt;</text:p>
      <text:p text:style-name="P32"/>
      <text:p text:style-name="P32"/>
      <text:p text:style-name="P32"/>
      <text:p text:style-name="P34">Binding inline styles</text:p>
      <text:p text:style-name="P36"/>
      <text:p text:style-name="P37">#object syntax</text:p>
      <text:p text:style-name="P37">&lt;div v-bind:style="{ color: activeColor, fontSize: fontSize + 'px' }"&gt;&lt;/div&gt;</text:p>
      <text:p text:style-name="P37"/>
      <text:p text:style-name="P37">data: {</text:p>
      <text:p text:style-name="P37"><text:s text:c="2"/>activeColor: 'red',</text:p>
      <text:p text:style-name="P37"><text:s text:c="2"/>fontSize: 30</text:p>
      <text:p text:style-name="P37">}</text:p>
      <text:p text:style-name="P37"/>
      <text:p text:style-name="P37">or with an object : </text:p>
      <text:p text:style-name="P37">&lt;div v-bind:style="styleObject"&gt;&lt;/div&gt;</text:p>
      <text:p text:style-name="P37"/>
      <text:p text:style-name="P37">data: {</text:p>
      <text:p text:style-name="P37"><text:s text:c="2"/>styleObject: {</text:p>
      <text:p text:style-name="P37"><text:s text:c="4"/>color: 'red',</text:p>
      <text:p text:style-name="P37"><text:s text:c="4"/>fontSize: '13px'</text:p>
      <text:p text:style-name="P37"><text:s text:c="2"/>}</text:p>
      <text:p text:style-name="P37">}</text:p>
      <text:p text:style-name="P37"/>
      <text:p text:style-name="P38">#array syntax : <text:s/>for multiple style objects</text:p>
      <text:p text:style-name="P38"/>
      <text:p text:style-name="P38">&lt;div v-bind:style="[baseStyles, overridingStyles]"&gt;&lt;/div&gt;</text:p>
      <text:p text:style-name="P38"/>
      <text:p text:style-name="P37"/>
      <text:p text:style-name="P39">#auto-prefixing : </text:p>
      <text:p text:style-name="P39">if css properties require vendor prefixes (ex : transform) : Vue auto detect and add appropriate prefixes :</text:p>
      <text:p text:style-name="P39"/>
      <text:p text:style-name="P40">#multiple values : </text:p>
      <text:p text:style-name="P40">provide an array of multiple prefixed values to a style property will render the last value which the browser supports : </text:p>
      <text:p text:style-name="P40">&lt;div v-bind:style="{ display: ['-webkit-box', '-ms-flexbox', 'flex'] }"&gt;&lt;/div&gt;</text:p>
      <text:p text:style-name="P40"/>
      <text:p text:style-name="P40"><text:soft-page-break/></text:p>
      <text:p text:style-name="P40"/>
      <text:p text:style-name="P35"><text:span text:style-name="T16">10) </text:span>Conditional rendering</text:p>
      <text:p text:style-name="P41"/>
      <text:p text:style-name="P41">v-if : conditionnaly render a block</text:p>
      <text:p text:style-name="P41">v-else also : </text:p>
      <text:p text:style-name="P43">&lt;h1 v-if="awesome"&gt;Vue is awesome!&lt;/h1&gt;</text:p>
      <text:p text:style-name="P43">&lt;h1 v-else&gt;Oh no ?&lt;/h1&gt;</text:p>
      <text:p text:style-name="P43"/>
      <text:p text:style-name="P43">#conditional groups with v-if on &lt;template&gt;</text:p>
      <text:p text:style-name="P43"/>
      <text:p text:style-name="P43">v-if is a directive attached to a single element, what if we want to toggle more than one element : use -if on a template which serves as an invisible wrapper : </text:p>
      <text:p text:style-name="P43"/>
      <text:p text:style-name="P43">&lt;template v-if="ok"&gt;</text:p>
      <text:p text:style-name="P43"><text:s text:c="2"/>&lt;h1&gt;Title&lt;/h1&gt;</text:p>
      <text:p text:style-name="P43"><text:s text:c="2"/>&lt;p&gt;Paragraph 1&lt;/p&gt;</text:p>
      <text:p text:style-name="P43"><text:s text:c="2"/>&lt;p&gt;Paragraph 2&lt;/p&gt;</text:p>
      <text:p text:style-name="P43">&lt;/template&gt;</text:p>
      <text:p text:style-name="P43"/>
      <text:p text:style-name="P43"># v-else : </text:p>
      <text:p text:style-name="P43"/>
      <text:p text:style-name="P43">must immediately follow a v-if or a v-else-if element</text:p>
      <text:p text:style-name="P43"/>
      <text:p text:style-name="P43"/>
      <text:p text:style-name="P44">#v-else-if</text:p>
      <text:p text:style-name="P44"/>
      <text:p text:style-name="P44">&lt;div v-if="type === 'A'"&gt;</text:p>
      <text:p text:style-name="P44"><text:s text:c="2"/>A</text:p>
      <text:p text:style-name="P44">&lt;/div&gt;</text:p>
      <text:p text:style-name="P44">&lt;div v-else-if="type === 'B'"&gt;</text:p>
      <text:p text:style-name="P44"><text:s text:c="2"/>B</text:p>
      <text:p text:style-name="P44">&lt;/div&gt;</text:p>
      <text:p text:style-name="P44">&lt;div v-else-if="type === 'C'"&gt;</text:p>
      <text:p text:style-name="P44"><text:s text:c="2"/>C</text:p>
      <text:p text:style-name="P44">&lt;/div&gt;</text:p>
      <text:p text:style-name="P44">&lt;div v-else&gt;</text:p>
      <text:p text:style-name="P44"><text:s text:c="2"/>Not A/B/C</text:p>
      <text:p text:style-name="P44">&lt;/div&gt;</text:p>
      <text:p text:style-name="P44"/>
      <text:p text:style-name="P44"/>
      <text:p text:style-name="P44">#controlling reusable elements with key</text:p>
      <text:p text:style-name="P44">Vue try to reuse elements as efficiently as possible instead of rendering again elements : ex : with v-if and v-else : </text:p>
      <text:p text:style-name="P44"/>
      <text:p text:style-name="P44"/>
      <text:p text:style-name="P44">&lt;template v-if="loginType === 'username'"&gt;</text:p>
      <text:p text:style-name="P44"><text:s text:c="2"/>&lt;label&gt;Username&lt;/label&gt;</text:p>
      <text:p text:style-name="P44"><text:s text:c="2"/>&lt;input placeholder="Enter your username"&gt;</text:p>
      <text:p text:style-name="P44">&lt;/template&gt;</text:p>
      <text:p text:style-name="P44">&lt;template v-else&gt;</text:p>
      <text:p text:style-name="P44"><text:s text:c="2"/>&lt;label&gt;Email&lt;/label&gt;</text:p>
      <text:p text:style-name="P44"><text:s text:c="2"/>&lt;input placeholder="Enter your email address"&gt;</text:p>
      <text:p text:style-name="P44">&lt;/template&gt;</text:p>
      <text:p text:style-name="P44"/>
      <text:p text:style-name="P44">if we want 2 separate elements : add a key attribute with unique values : </text:p>
      <text:p text:style-name="P44">&lt;template v-if="loginType === 'username'"&gt;</text:p>
      <text:p text:style-name="P44"><text:s text:c="2"/>&lt;label&gt;Username&lt;/label&gt;</text:p>
      <text:p text:style-name="P44"><text:s text:c="2"/>&lt;input placeholder="Enter your username" key="username-input"&gt;</text:p>
      <text:p text:style-name="P44">&lt;/template&gt;</text:p>
      <text:p text:style-name="P44">&lt;template v-else&gt;</text:p>
      <text:p text:style-name="P44"><text:s text:c="2"/>&lt;label&gt;Email&lt;/label&gt;</text:p>
      <text:p text:style-name="P44"><text:s text:c="2"/>&lt;input placeholder="Enter your email address" key="email-input"&gt;</text:p>
      <text:p text:style-name="P44">&lt;/template&gt;</text:p>
      <text:p text:style-name="P44"/>
      <text:p text:style-name="P44"/>
      <text:p text:style-name="P45">v-show</text:p>
      <text:p text:style-name="P45"><text:soft-page-break/></text:p>
      <text:p text:style-name="P45">v-show do not work with v-else and do not support <text:s/>&lt;template&gt; element.</text:p>
      <text:p text:style-name="P45">Compared to v-if : v-show always render the element and remain it in the DOM : it toggles the display.</text:p>
      <text:p text:style-name="P45"/>
      <text:p text:style-name="P46">V-if is real conditional rendering, ensures event listeners and child components insid the bock are properly destroyed and re-created during toggles.</text:p>
      <text:p text:style-name="P46">prefer v-show if need toggle often, and prefer v-if if condition is unlikely to change at runtime</text:p>
      <text:p text:style-name="P45"/>
      <text:p text:style-name="P47">v-if with v-for : not recommended together, when used together, v-for has priority </text:p>
      <text:p text:style-name="P47"/>
      <text:p text:style-name="P47"/>
      <text:p text:style-name="P47"/>
      <text:p text:style-name="P57">11) List rendering</text:p>
      <text:p text:style-name="P48"/>
      <text:p text:style-name="P49">v-for =&gt; render list of items based on an array, special synt<text:span text:style-name="T17">a</text:span>x (item in items <text:s text:c="3"/><text:span text:style-name="T17">or <text:s text:c="3"/>item of items</text:span>), item is an alias</text:p>
      <text:p text:style-name="P49"/>
      <text:p text:style-name="P49">inside v-for block we have full access to parent scope properties</text:p>
      <text:p text:style-name="P49">v-for supports optional second arguments for the index of the current item : </text:p>
      <text:p text:style-name="P49"/>
      <text:p text:style-name="P49">&lt;ul id="example-2"&gt;</text:p>
      <text:p text:style-name="P49"><text:s text:c="2"/>&lt;li v-for="(item, index) in items"&gt;</text:p>
      <text:p text:style-name="P49"><text:s text:c="4"/>{{ parentMessage }} - {{ index }} - {{ item.message }}</text:p>
      <text:p text:style-name="P49"><text:s text:c="2"/>&lt;/li&gt;</text:p>
      <text:p text:style-name="P49">&lt;/ul&gt;</text:p>
      <text:p text:style-name="P49"/>
      <text:p text:style-name="P49">var example2 = new Vue({</text:p>
      <text:p text:style-name="P49"><text:s text:c="2"/>el: '#example-2',</text:p>
      <text:p text:style-name="P49"><text:s text:c="2"/>data: {</text:p>
      <text:p text:style-name="P49"><text:s text:c="4"/>parentMessage: 'Parent',</text:p>
      <text:p text:style-name="P49"><text:s text:c="4"/>items: [</text:p>
      <text:p text:style-name="P49"><text:s text:c="6"/>{ message: 'Foo' },</text:p>
      <text:p text:style-name="P49"><text:s text:c="6"/>{ message: 'Bar' }</text:p>
      <text:p text:style-name="P49"><text:s text:c="4"/>]</text:p>
      <text:p text:style-name="P49"><text:s text:c="2"/>}</text:p>
      <text:p text:style-name="P49">})</text:p>
      <text:p text:style-name="P49"/>
      <text:p text:style-name="P49"/>
      <text:p text:style-name="P49"/>
      <text:p text:style-name="P49"/>
      <text:p text:style-name="P50">v-for with an object :</text:p>
      <text:p text:style-name="P50"/>
      <text:p text:style-name="P50"/>
      <text:p text:style-name="P49"/>
      <text:p text:style-name="P49"/>
      <text:p text:style-name="P49"/>
      <text:p text:style-name="P63">Using nodeJS avec ExpressJs avec pug :</text:p>
      <text:p text:style-name="P51"/>
      <text:p text:style-name="P52">npm install pug</text:p>
      <text:p text:style-name="P52"/>
      <text:p text:style-name="P64"><text:span text:style-name="Source_20_Text">npm install express-generator -g</text:span></text:p>
      <text:p text:style-name="P51">(pour avoir express an global sinon faire d’abord npm init puis npm install express)</text:p>
      <text:p text:style-name="P51"/>
      <text:p text:style-name="P53">pour créer une application (avec le dossier) en utilisant le moteur de template pug :</text:p>
      <text:p text:style-name="P65"><text:span text:style-name="Source_20_Text">express --view=pug myapp</text:span></text:p>
      <text:p text:style-name="P53"/>
      <text:p text:style-name="P54">ensuite il faut aller dans le répertoire de l’application et installer les dépendances : </text:p>
      <text:p text:style-name="P54">cd myapp</text:p>
      <text:p text:style-name="P54">npm install</text:p>
      <text:p text:style-name="P54"/>
      <text:p text:style-name="P55">pour lancer le serveur : regarder start dans package.json</text:p>
      <text:p text:style-name="P55"/>
      <text:p text:style-name="P56">pour sqlite3 : npm install sqlite3</text:p>
      <text:p text:style-name="P59">tests unitaires : </text:p>
      <text:p text:style-name="P58">npm install -g mocha</text:p>
      <text:p text:style-name="P60">et should pour faciliter l’écriture des tests unitaires : </text:p>
      <text:p text:style-name="P60">npm install should</text:p>
      <text:p text:style-name="P60"/>
      <text:p text:style-name="P60"/>
      <text:p text:style-name="P60"/>
      <text:p text:style-name="P60"/>
      <text:p text:style-name="P60"/>
      <text:p text:style-name="P61">npm install -g vue-cli</text:p>
      <text:p text:style-name="P62">ensuite pour créer un projet vue :</text:p>
      <text:p text:style-name="P62">vue init webpack hackernews-vue-apollo</text:p>
      <text:p text:style-name="P62"/>
      <text:p text:style-name="P62"/>
      <text:p text:style-name="P62"/>
      <text:p text:style-name="P62"/>
      <text:p text:style-name="P62"/>
      <text:p text:style-name="P62"/>
      <text:p text:style-name="P62"/>
      <text:p text:style-name="P106">USING VUEX</text:p>
      <text:p text:style-name="P81">avec vue_cli 3 : </text:p>
      <text:p text:style-name="P81">vue create myApp</text:p>
      <text:p text:style-name="P80">installer Vuex : <text:s/><text:a xlink:type="simple" xlink:href="https://vuex.vuejs.org/installation.html" text:style-name="Internet_20_link" text:visited-style-name="Visited_20_Internet_20_Link">https://vuex.vuejs.org/installation.html</text:a></text:p>
      <text:p text:style-name="P81">npm install vuex –save</text:p>
      <text:p text:style-name="P81"/>
      <text:p text:style-name="P81">utiliser vuex dans un projet : </text:p>
      <text:p text:style-name="P92">import Vue from 'vue'</text:p>
      <text:p text:style-name="P92">import Vuex from 'vuex'</text:p>
      <text:p text:style-name="P92"/>
      <text:p text:style-name="P92">Vue.use(Vuex)</text:p>
      <text:p text:style-name="P81"/>
      <text:p text:style-name="P82">Vuex nécessite Promise : <text:span text:style-name="T18">A Promise is an object representing the eventual completion or failure of an asynchronous operation. Essentially, a promise is a returned object to which you attach callbacks, instead of passing callbacks into a function.</text:span></text:p>
      <text:p text:style-name="P82"/>
      <text:p text:style-name="P102">Par ex méthode classique : on lance une fonction asynchrone, et si erreur on lance une fonction callback, si succès une autre fonction callback : on est obligé de donner en arguments les 2 fonctions callback avec la fonction lancée car ell est asynchrone.</text:p>
      <text:p text:style-name="P102">Méthode avec Promise : si la fonction asynchrone retourne une promise, on peut y attacher ensuite les callbacks : ex : </text:p>
      <text:p text:style-name="P102">createAudioFileAsync(audioSettings).then(successCallback, failureCallback);</text:p>
      <text:p text:style-name="P102">ou : </text:p>
      <text:p text:style-name="P102">const promise = createAudioFileAsync(audioSettings); </text:p>
      <text:p text:style-name="P102">promise.then(successCallback, failureCallback)</text:p>
      <text:p text:style-name="P102"/>
      <text:p text:style-name="P102">Les avantages de cette méthode : les callbacks ne sont jamais appelé<text:span text:style-name="T20">s</text:span> av<text:span text:style-name="T19">an</text:span>t la complétion de l’exécution en cours, les callbacks ajoutés avec then() même après le succès ou l’échec de l’opération asynchrne seront appelés. On peut lancer de multiples callbacks en appelant then() plusieurs fois, les callbacks sont alors appelés les uns après les autres.</text:p>
      <text:p text:style-name="P102"/>
      <text:p text:style-name="P103">Si on doit exécuter 2 ou pus opérations asynchrone à la suite, où chaque opération est exécutée après le succès de la précédente, on crée une promise chain avec des then() au lieu de créer une pyramide parent/enfant pour réaliser plusieurs opérations asynchrones à la suite : </text:p>
      <text:p text:style-name="P103">doSomething(function(result) {</text:p>
      <text:p text:style-name="P103"><text:s text:c="2"/>doSomethingElse(result, function(newResult) {</text:p>
      <text:p text:style-name="P103"><text:s text:c="4"/>doThirdThing(newResult, function(finalResult) {</text:p>
      <text:p text:style-name="P103"><text:s text:c="6"/>console.log('Got the final result: ' + finalResult);</text:p>
      <text:p text:style-name="P103"><text:s text:c="4"/>}, failureCallback);</text:p>
      <text:p text:style-name="P103"><text:s text:c="2"/>}, failureCallback);</text:p>
      <text:p text:style-name="P103">}, failureCallback);</text:p>
      <text:p text:style-name="P103"/>
      <text:p text:style-name="P103">Avec les promises : </text:p>
      <text:p text:style-name="P103">doSomething()</text:p>
      <text:p text:style-name="P103">.then(function(result) {</text:p>
      <text:p text:style-name="P103"><text:s text:c="2"/>return doSomethingElse(result);</text:p>
      <text:p text:style-name="P103">})</text:p>
      <text:p text:style-name="P103">.then(function(newResult) {</text:p>
      <text:p text:style-name="P103"><text:s text:c="2"/>return doThirdThing(newResult);</text:p>
      <text:p text:style-name="P103">})</text:p>
      <text:p text:style-name="P103">.then(function(finalResult) {</text:p>
      <text:p text:style-name="P103"><text:s text:c="2"/>console.log('Got the final result: ' + finalResult);</text:p>
      <text:p text:style-name="P103">})</text:p>
      <text:p text:style-name="P103">.catch(failureCallback);</text:p>
      <text:p text:style-name="P103"/>
      <text:p text:style-name="P103">On peut l’écrire avec des arrows functions : </text:p>
      <text:p text:style-name="P103"/>
      <text:p text:style-name="P103">doSomething()</text:p>
      <text:p text:style-name="P103">.then(result =&gt; doSomethingElse(result))</text:p>
      <text:p text:style-name="P103">.then(newResult =&gt; doThirdThing(newResult))</text:p>
      <text:p text:style-name="P103">.then(finalResult =&gt; {</text:p>
      <text:p text:style-name="P103"><text:s text:c="2"/>console.log(`Got the final result: ${finalResult}`);</text:p>
      <text:p text:style-name="P103">})</text:p>
      <text:p text:style-name="P103">.catch(failureCallback);</text:p>
      <text:p text:style-name="P103"/>
      <text:p text:style-name="P104">Autre intérêt : au lieu d’avoir 3 failureCallback, on en a un seul à la fin de la chaîne.</text:p>
      <text:p text:style-name="P104"/>
      <text:p text:style-name="P104"/>
      <text:p text:style-name="P104"/>
      <text:p text:style-name="P104"><text:soft-page-break/>En ECMAScript2017 : on a la syntaxe async/await :</text:p>
      <text:p text:style-name="P104">async function foo() {</text:p>
      <text:p text:style-name="P104"><text:s text:c="2"/>try {</text:p>
      <text:p text:style-name="P104"><text:s text:c="4"/>const result = await doSomething();</text:p>
      <text:p text:style-name="P104"><text:s text:c="4"/>const newResult = await doSomethingElse(result);</text:p>
      <text:p text:style-name="P104"><text:s text:c="4"/>const finalResult = await doThirdThing(newResult);</text:p>
      <text:p text:style-name="P104"><text:s text:c="4"/>console.log(`Got the final result: ${finalResult}`);</text:p>
      <text:p text:style-name="P104"><text:s text:c="2"/>} catch(error) {</text:p>
      <text:p text:style-name="P104"><text:s text:c="4"/>failureCallback(error);</text:p>
      <text:p text:style-name="P104"><text:s text:c="2"/>}</text:p>
      <text:p text:style-name="P104">}</text:p>
      <text:p text:style-name="P105"/>
      <text:p text:style-name="P105"/>
      <text:p text:style-name="P104">Autre exemple avec fetch d’url en utilisant des promises (1) ou des fcontions async (2) :</text:p>
      <text:p text:style-name="P104">(1)</text:p>
      <text:p text:style-name="P104">function logFetch(url) {</text:p>
      <text:p text:style-name="P104"><text:s text:c="2"/>return fetch(url)</text:p>
      <text:p text:style-name="P104"><text:s text:c="4"/>.then(response =&gt; response.text())</text:p>
      <text:p text:style-name="P104"><text:s text:c="4"/>.then(text =&gt; {</text:p>
      <text:p text:style-name="P104"><text:s text:c="6"/>console.log(text);</text:p>
      <text:p text:style-name="P104"><text:s text:c="4"/>}).catch(err =&gt; {</text:p>
      <text:p text:style-name="P104"><text:s text:c="6"/>console.error('fetch failed', err);</text:p>
      <text:p text:style-name="P104"><text:s text:c="4"/>});</text:p>
      <text:p text:style-name="P104">}</text:p>
      <text:p text:style-name="P104"/>
      <text:p text:style-name="P104">(2)</text:p>
      <text:p text:style-name="P104">async function logFetch(url) {</text:p>
      <text:p text:style-name="P104"><text:s text:c="2"/>try {</text:p>
      <text:p text:style-name="P104"><text:s text:c="4"/>const response = await fetch(url);</text:p>
      <text:p text:style-name="P104"><text:s text:c="4"/>console.log(await response.text());</text:p>
      <text:p text:style-name="P104"><text:s text:c="2"/>}</text:p>
      <text:p text:style-name="P104"><text:s text:c="2"/>catch (err) {</text:p>
      <text:p text:style-name="P104"><text:s text:c="4"/>console.log('fetch failed', err);</text:p>
      <text:p text:style-name="P104"><text:s text:c="2"/>}</text:p>
      <text:p text:style-name="P104">}</text:p>
      <text:p text:style-name="P104"/>
      <text:p text:style-name="P83"/>
      <text:p text:style-name="P84">Note : IE ne supporte pas Promise il faut utiliser une librairie polyfill es6-promise : </text:p>
      <text:p text:style-name="P84">soit on l’ajoute en cdn soit :</text:p>
      <text:p text:style-name="P84">npm install es6-promise --save</text:p>
      <text:p text:style-name="P84"/>
      <text:p text:style-name="P84">ensuite il faut l’importer dans le code avant d’utiliser Vuex : </text:p>
      <text:p text:style-name="P84">import 'es6-promise/auto'</text:p>
      <text:p text:style-name="P84"/>
      <text:p text:style-name="P84"/>
      <text:p text:style-name="P84"/>
      <text:p text:style-name="P85">Quelques idées pour structuree une partie du projet avec Vuex dès que le projet grossit et qu’il faut découper le store : on peut déclarer toutes les actions et mutations commes constantes (voir dod vuex) dans des fichiers séparés (les développeurs peuvent alors voir la liste de toutes les mutations et actions possibles du projet) et en modules liés aux composants.</text:p>
      <text:p text:style-name="P85"/>
      <text:p text:style-name="P93">├── index.html</text:p>
      <text:p text:style-name="P93">├── main.js</text:p>
      <text:p text:style-name="P93">├── api</text:p>
      <text:p text:style-name="P93">│ <text:s text:c="2"/>└── ... # abstractions for making API requests</text:p>
      <text:p text:style-name="P93">├── components</text:p>
      <text:p text:style-name="P93">│ <text:s text:c="2"/>├── App.vue</text:p>
      <text:p text:style-name="P93">│ <text:s text:c="2"/>└── ...</text:p>
      <text:p text:style-name="P93">└── store</text:p>
      <text:p text:style-name="P93"><text:s text:c="4"/>├── index.js <text:s text:c="9"/># where we assemble modules and export the store</text:p>
      <text:p text:style-name="P93"><text:s text:c="4"/>├── actions.js <text:s text:c="7"/># root actions</text:p>
      <text:p text:style-name="P93"><text:s text:c="4"/>├── mutations.js <text:s text:c="5"/># root mutations</text:p>
      <text:p text:style-name="P93"><text:s text:c="4"/>└── modules</text:p>
      <text:p text:style-name="P93"><text:s text:c="8"/>├── cart.js <text:s text:c="6"/># cart module</text:p>
      <text:p text:style-name="P93"><text:s text:c="8"/>└── products.js <text:s text:c="2"/># products module</text:p>
      <text:p text:style-name="P86"/>
      <text:p text:style-name="P86"/>
      <text:p text:style-name="P87">Spécificité vuex : la gestion des formulaires ne peut se faire avec v-model (en particulier en strict mode) : the vuex way : </text:p>
      <text:p text:style-name="P87">&lt;input :value="message" @input="updateMessage"&gt;</text:p>
      <text:p text:style-name="P87"><text:soft-page-break/>on bien inputs’ value et on call an action on the input or change event.</text:p>
      <text:p text:style-name="P87">Message : est computed et updateMessage est une methode :</text:p>
      <text:p text:style-name="P87">// ...</text:p>
      <text:p text:style-name="P87">computed: {</text:p>
      <text:p text:style-name="P87"><text:s text:c="2"/>...mapState({</text:p>
      <text:p text:style-name="P87"><text:s text:c="4"/>message: state =&gt; state.obj.message</text:p>
      <text:p text:style-name="P87"><text:s text:c="2"/>})</text:p>
      <text:p text:style-name="P87">},</text:p>
      <text:p text:style-name="P87">methods: {</text:p>
      <text:p text:style-name="P87"><text:s text:c="2"/>updateMessage (e) {</text:p>
      <text:p text:style-name="P87"><text:s text:c="4"/>this.$store.commit('updateMessage', e.target.value)</text:p>
      <text:p text:style-name="P87"><text:s text:c="2"/>}</text:p>
      <text:p text:style-name="P87">}</text:p>
      <text:p text:style-name="P87"/>
      <text:p text:style-name="P88">on a alors le mutation handler : </text:p>
      <text:p text:style-name="P88">// ...</text:p>
      <text:p text:style-name="P88">mutations: {</text:p>
      <text:p text:style-name="P88"><text:s text:c="2"/>updateMessage (state, message) {</text:p>
      <text:p text:style-name="P88"><text:s text:c="4"/>state.obj.message = message</text:p>
      <text:p text:style-name="P88"><text:s text:c="2"/>}</text:p>
      <text:p text:style-name="P88">}</text:p>
      <text:p text:style-name="P88"/>
      <text:p text:style-name="P89">Autre possibilité on garde v-model mais on utilise un two-way computed property : </text:p>
      <text:p text:style-name="P89">&lt;input v-model="message"&gt;</text:p>
      <text:p text:style-name="P89"/>
      <text:p text:style-name="P89">et</text:p>
      <text:p text:style-name="P89"/>
      <text:p text:style-name="P89">// ...</text:p>
      <text:p text:style-name="P89">computed: {</text:p>
      <text:p text:style-name="P89"><text:s text:c="2"/>message: {</text:p>
      <text:p text:style-name="P89"><text:s text:c="4"/>get () {</text:p>
      <text:p text:style-name="P89"><text:s text:c="6"/>return this.$store.state.obj.message</text:p>
      <text:p text:style-name="P89"><text:s text:c="4"/>},</text:p>
      <text:p text:style-name="P89"><text:s text:c="4"/>set (value) {</text:p>
      <text:p text:style-name="P89"><text:s text:c="6"/>this.$store.commit('updateMessage', value)</text:p>
      <text:p text:style-name="P89"><text:s text:c="4"/>}</text:p>
      <text:p text:style-name="P89"><text:s text:c="2"/>}</text:p>
      <text:p text:style-name="P89">}</text:p>
      <text:p text:style-name="P89"/>
      <text:p text:style-name="P89"/>
      <text:p text:style-name="P89"/>
      <text:p text:style-name="P90">Tests unitaires : pour vuex : on teste les mutations et les actions.</text:p>
      <text:p text:style-name="P91">Voir document.getElementById</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Ubuntu Mono', monospace"/>
    <style:font-face style:name="Courier New" svg:font-family="'Courier New', Courier, mono, sans-serif"/>
    <style:font-face style:name="Lohit Devanagari1" svg:font-family="'Lohit Devanagari'"/>
    <style:font-face style:name="Roboto Mono" svg:font-family="'Roboto Mono', Monaco, courier, monospace"/>
    <style:font-face style:name="source-code-pro" svg:font-family="source-code-pro, Menlo, Monaco, Consolas, 'Courier New', monospace"/>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4:25:27.805123316</meta:creation-date>
    <dc:date>2019-03-07T14:36:49.202636385</dc:date>
    <meta:editing-duration>P9DT20H9M17S</meta:editing-duration>
    <meta:editing-cycles>59</meta:editing-cycles>
    <meta:generator>LibreOffice/5.1.6.2$Linux_X86_64 LibreOffice_project/10m0$Build-2</meta:generator>
    <meta:document-statistic meta:table-count="0" meta:image-count="0" meta:object-count="0" meta:page-count="16" meta:paragraph-count="609" meta:word-count="3262" meta:character-count="22133" meta:non-whitespace-character-count="18509"/>
  </office:meta>
</office:document-meta>
</file>